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EE0000037A28D1801F1A1B74AA.png" manifest:media-type="image/png"/>
  <manifest:file-entry manifest:full-path="Pictures/1000020100000DF200000326D8F94BFADB08DA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1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9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3.1cm"/>
      <style:paragraph-properties style:writing-mode="lr-tb"/>
    </style:style>
    <style:style style:name="gr10" style:family="graphic" style:parent-style-name="standard">
      <style:graphic-properties draw:fill-color="#ffffa6" draw:textarea-horizontal-align="justify" draw:textarea-vertical-align="middle" draw:auto-grow-height="false" fo:min-height="0.654cm" fo:min-width="2.6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12" style:family="graphic" style:parent-style-name="standard">
      <style:graphic-properties draw:fill-color="#ffb66c" draw:textarea-horizontal-align="justify" draw:textarea-vertical-align="middle" draw:auto-grow-height="false" fo:min-height="0.654cm" fo:min-width="1.647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55cm" fo:min-width="1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629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4.85cm" fo:min-width="9.3cm"/>
    </style:style>
    <style:style style:name="gr18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3.4cm" draw:shadow-opacity="100%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fill-color="#ffa6a6" draw:textarea-horizontal-align="justify" draw:textarea-vertical-align="middle" draw:auto-grow-height="false" fo:min-height="0.472cm" fo:min-width="1.02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24cm"/>
      <style:paragraph-properties style:writing-mode="lr-tb"/>
    </style:style>
    <style:style style:name="gr22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6.1cm" draw:shadow-opacity="100%"/>
    </style:style>
    <style:style style:name="gr23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662cm" fo:min-width="6.7cm" draw:shadow-opacity="100%"/>
    </style:style>
    <style:style style:name="gr24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662cm" fo:min-width="2.7cm" draw:shadow-opacity="100%"/>
    </style:style>
    <style:style style:name="gr25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662cm" fo:min-width="3.5cm" draw:shadow-opacity="100%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45cm"/>
      <style:paragraph-properties style:writing-mode="lr-tb"/>
    </style:style>
    <style:style style:name="gr27" style:family="graphic" style:parent-style-name="standard">
      <style:graphic-properties draw:fill-color="#ffa6a6" draw:textarea-horizontal-align="justify" draw:textarea-vertical-align="middle" draw:auto-grow-height="false" fo:min-height="0.841cm" fo:min-width="2.6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1.887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1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1"/>
    </style:style>
    <style:style style:name="P5" style:family="paragraph">
      <style:paragraph-properties style:writing-mode="lr-tb"/>
      <style:text-properties style:font-name="Open Sans1" fo:font-size="36pt" fo:language="en" fo:country="US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style:font-name="OpenSans1"/>
    </style:style>
    <style:style style:name="P7" style:family="paragraph">
      <loext:graphic-properties draw:fill="none" draw:fill-color="#ffffff"/>
      <style:paragraph-properties style:writing-mode="lr-tb"/>
      <style:text-properties style:font-name="OpenSans1" fo:font-weight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style:font-name="Open Sans1" fo:font-size="18pt"/>
    </style:style>
    <style:style style:name="P10" style:family="paragraph">
      <loext:graphic-properties draw:fill-color="#ffffa6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OpenSans1" fo:font-size="14pt" style:font-size-asian="14pt" style:font-size-complex="14pt"/>
    </style:style>
    <style:style style:name="P12" style:family="paragraph">
      <loext:graphic-properties draw:fill-color="#ffb66c"/>
      <style:paragraph-properties fo:text-align="center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OpenSans1" fo:font-size="14pt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 draw:fill-color="#ffffff" draw:opacity="100%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a6a6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OpenSans1" fo:font-size="14pt" fo:font-weight="bold"/>
    </style:style>
    <style:style style:name="P20" style:family="paragraph">
      <loext:graphic-properties draw:fill="none" draw:fill-color="#ffffff"/>
      <style:paragraph-properties style:writing-mode="lr-tb"/>
      <style:text-properties style:font-name="OpenSans1" fo:font-size="18pt" style:font-size-asian="18pt" style:font-size-complex="18pt"/>
    </style:style>
    <style:style style:name="T1" style:family="text">
      <style:text-properties style:font-name="Open Sans1" fo:font-size="24pt" fo:language="en" fo:country="US" style:font-size-asian="24pt" style:font-size-complex="24pt"/>
    </style:style>
    <style:style style:name="T2" style:family="text">
      <style:text-properties style:font-name="Open Sans1" fo:language="en" fo:country="US"/>
    </style:style>
    <style:style style:name="T3" style:family="text">
      <style:text-properties style:font-name="Open Sans1"/>
    </style:style>
    <style:style style:name="T4" style:family="text">
      <style:text-properties fo:color="#000000" style:text-outline="false" style:text-line-through-style="none" style:text-line-through-type="none" style:font-name="Open Sans1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1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1"/>
    </style:style>
    <style:style style:name="T7" style:family="text">
      <style:text-properties style:font-name="OpenSans1" fo:font-weight="bold"/>
    </style:style>
    <style:style style:name="T8" style:family="text">
      <style:text-properties style:font-name="Open Sans1" fo:font-size="18pt"/>
    </style:style>
    <style:style style:name="T9" style:family="text">
      <style:text-properties style:font-name="OpenSans1" fo:font-size="14pt" style:font-size-asian="14pt" style:font-size-complex="14pt"/>
    </style:style>
    <style:style style:name="T10" style:family="text">
      <style:text-properties style:font-name="OpenSans1" fo:font-size="14pt"/>
    </style:style>
    <style:style style:name="T11" style:family="text">
      <style:text-properties style:font-name="OpenSans1" fo:font-size="14pt" fo:font-weight="bold"/>
    </style:style>
    <style:style style:name="T12" style:family="text">
      <style:text-properties style:font-name="OpenSans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</text:span><text:span text:style-name="T1">Structu</text:span><text:span text:style-name="T1">res</text:span><text:span text:style-name="T2"><text:line-break/></text:span><text:span text:style-name="T2">Line</text:span><text:span text:style-name="T2">ar </text:span><text:span text:style-name="T2">Sear</text:span><text:span text:style-name="T2">ch</text:span><text:span text:style-name="T1"> – </text:span><text:span text:style-name="T1">Algorit</text:span><text:span text:style-name="T1">h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Lin</text:span><text:span text:style-name="T3">ear </text:span><text:span text:style-name="T3">Sea</text:span><text:span text:style-name="T3">rch </text:span><text:span text:style-name="T3">- </text:span><text:span text:style-name="T3">Alg</text:span><text:span text:style-name="T3">orit</text:span><text:span text:style-name="T3">hm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1" text:id="id1"><text:span text:style-name="T4">Data Structure – Linear Search </text:span><text:span text:style-name="T5"><text:line-break/></text:span><text:span text:style-name="T5">Algorithm</text:span></text:p>
          </draw:text-box>
        </draw:frame>
        <draw:frame draw:style-name="gr3" draw:text-style-name="P6" xml:id="id4" draw:id="id4" draw:layer="layout" svg:width="12.652cm" svg:height="0.988cm" svg:x="2cm" svg:y="6.2cm">
          <draw:text-box>
            <text:p><text:span text:style-name="T6">arr <text:s text:c="8"/>: <text:s/>Array to hold the elements</text:span></text:p>
          </draw:text-box>
        </draw:frame>
        <draw:frame draw:style-name="gr4" draw:text-style-name="P6" xml:id="id5" draw:id="id5" draw:layer="layout" svg:width="12.51cm" svg:height="0.988cm" svg:x="1.842cm" svg:y="7.104cm">
          <draw:text-box>
            <text:p><text:span text:style-name="T6"><text:s/></text:span><text:span text:style-name="T6">k</text:span><text:span text:style-name="T6">e</text:span><text:span text:style-name="T6">y</text:span><text:span text:style-name="T6"> <text:s/></text:span><text:span text:style-name="T6"><text:s text:c="2"/></text:span><text:span text:style-name="T6"><text:s text:c="2"/></text:span><text:span text:style-name="T6"><text:s text:c="2"/></text:span><text:span text:style-name="T6">: </text:span><text:span text:style-name="T6"><text:s text:c="2"/></text:span><text:span text:style-name="T6">I</text:span><text:span text:style-name="T6">t</text:span><text:span text:style-name="T6">e</text:span><text:span text:style-name="T6">m</text:span><text:span text:style-name="T6"> </text:span><text:span text:style-name="T6">t</text:span><text:span text:style-name="T6">o</text:span><text:span text:style-name="T6"> </text:span><text:span text:style-name="T6">b</text:span><text:span text:style-name="T6">e</text:span><text:span text:style-name="T6"> </text:span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e</text:span><text:span text:style-name="T6">d</text:span></text:p>
          </draw:text-box>
        </draw:frame>
        <draw:frame draw:style-name="gr5" draw:text-style-name="P7" xml:id="id3" draw:id="id3" draw:layer="layout" svg:width="7.857cm" svg:height="1.199cm" svg:x="1.8cm" svg:y="5cm">
          <draw:text-box>
            <text:p><text:span text:style-name="T7">Inp</text:span><text:span text:style-name="T7">ut </text:span><text:span text:style-name="T7">Spe</text:span><text:span text:style-name="T7">cifi</text:span><text:span text:style-name="T7">cati</text:span><text:span text:style-name="T7">on:</text:span></text:p>
          </draw:text-box>
        </draw:frame>
        <draw:frame draw:style-name="gr6" draw:text-style-name="P7" xml:id="id6" draw:id="id6" draw:layer="layout" svg:width="9.457cm" svg:height="0.999cm" svg:x="1.8cm" svg:y="9cm">
          <draw:text-box>
            <text:p><text:span text:style-name="T7">Out</text:span><text:span text:style-name="T7">put </text:span><text:span text:style-name="T7">Spe</text:span><text:span text:style-name="T7">cifi</text:span><text:span text:style-name="T7">cati</text:span><text:span text:style-name="T7">on:</text:span></text:p>
          </draw:text-box>
        </draw:frame>
        <draw:frame draw:style-name="gr7" draw:text-style-name="P8" xml:id="id7" draw:id="id7" draw:layer="layout" svg:width="12.009cm" svg:height="0.962cm" svg:x="2.243cm" svg:y="10.238cm">
          <draw:text-box>
            <text:p><text:s/>pos<text:tab/><text:tab/>: Positon of key element <text:s text:c="2"/><text:s/></text:p>
          </draw:text-box>
        </draw:frame>
        <draw:frame draw:style-name="gr7" draw:text-style-name="P8" xml:id="id8" draw:id="id8" draw:layer="layout" svg:width="12.009cm" svg:height="0.962cm" svg:x="2.243cm" svg:y="11.418cm">
          <draw:text-box>
            <text:p><text:s/>-1<text:tab/><text:tab/>: Key is not found</text:p>
          </draw:text-box>
        </draw:frame>
        <draw:frame draw:style-name="gr8" draw:text-style-name="P7" xml:id="id2" draw:id="id2" draw:layer="layout" svg:width="10.7cm" svg:height="1.2cm" svg:x="1.3cm" svg:y="3.4cm">
          <draw:text-box>
            <text:p><text:span text:style-name="T7">Lin</text:span><text:span text:style-name="T7">ear</text:span><text:span text:style-name="T7">_se</text:span><text:span text:style-name="T7">arc</text:span><text:span text:style-name="T7">h(a</text:span><text:span text:style-name="T7">rr, </text:span><text:span text:style-name="T7">key</text:span><text:span text:style-name="T7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2s" smil:fill="hold" smil:targetElement="id2" smil:attributeName="visibility" smil:to="visible"/>
                  <anim:transitionFilter smil:dur="1s" smil:targetElement="id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2s" smil:fill="hold" smil:targetElement="id4" smil:attributeName="visibility" smil:to="visible"/>
                  <anim:transitionFilter smil:dur="1s" smil:targetElement="id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2s" smil:fill="hold" smil:targetElement="id7" smil:attributeName="visibility" smil:to="visible"/>
                  <anim:transitionFilter smil:dur="1s" smil:targetElement="id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2s" smil:fill="hold" smil:targetElement="id8" smil:attributeName="visibility" smil:to="visible"/>
                  <anim:transitionFilter smil:dur="1s" smil:targetElement="id8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9" text:id="id9"><text:span text:style-name="T4">Data Structure – Algorithm </text:span><text:span text:style-name="T5"><text:line-break/></text:span><text:span text:style-name="T5">Linear_search(arr,key)</text:span></text:p>
          </draw:text-box>
        </draw:frame>
        <draw:frame draw:style-name="gr9" draw:text-style-name="P9" xml:id="id10" draw:id="id10" draw:layer="layout" svg:width="3.6cm" svg:height="1.115cm" svg:x="14cm" svg:y="3.8cm">
          <draw:text-box>
            <text:p><text:span text:style-name="T8">arr[SIZE] </text:span></text:p>
          </draw:text-box>
        </draw:frame>
        <draw:g xml:id="id11" draw:id="id11"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</text:span><text:span text:style-name="T9">10</text:span></text:p>
            </draw:text-box>
          </draw:frame>
        </draw:g>
        <draw:g xml:id="id23" draw:id="id23">
          <draw:custom-shape draw:style-name="gr12" draw:text-style-name="P12" draw:layer="layout" svg:width="2.243cm" svg:height="1cm" svg:x="17.553cm" svg:y="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3cm" svg:y="6.1cm">
            <draw:text-box>
              <text:p><text:span text:style-name="T9">key = 6</text:span></text:p>
            </draw:text-box>
          </draw:frame>
        </draw:g>
        <draw:g xml:id="id12" draw:id="id12">
          <draw:g>
            <draw:custom-shape draw:style-name="gr13" draw:text-style-name="P13" draw:layer="layout" svg:width="1.8cm" svg:height="0.8cm" svg:x="7.601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01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.001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01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01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01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01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.001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01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01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8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0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01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8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8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8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01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8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8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8cm 12.777cm)">
            <draw:text-box>
              <text:p><text:span text:style-name="T10">arr[9]</text:span></text:p>
            </draw:text-box>
          </draw:frame>
        </draw:g>
        <draw:frame draw:style-name="gr15" draw:text-style-name="P14" xml:id="id13" draw:id="id13" draw:layer="layout" svg:width="0.815cm" svg:height="0.831cm" svg:x="10.008cm" svg:y="11.331cm">
          <draw:text-box>
            <text:p><text:span text:style-name="T10">3</text:span></text:p>
          </draw:text-box>
        </draw:frame>
        <draw:frame draw:style-name="gr15" draw:text-style-name="P14" xml:id="id14" draw:id="id14" draw:layer="layout" svg:width="0.815cm" svg:height="0.831cm" svg:x="8.208cm" svg:y="11.331cm">
          <draw:text-box>
            <text:p><text:span text:style-name="T10">2</text:span></text:p>
          </draw:text-box>
        </draw:frame>
        <draw:frame draw:style-name="gr16" draw:text-style-name="P14" xml:id="id15" draw:id="id15" draw:layer="layout" svg:width="1.129cm" svg:height="0.831cm" svg:x="11.623cm" svg:y="11.3cm">
          <draw:text-box>
            <text:p><text:span text:style-name="T10">10</text:span></text:p>
          </draw:text-box>
        </draw:frame>
        <draw:frame draw:style-name="gr16" draw:text-style-name="P14" xml:id="id16" draw:id="id16" draw:layer="layout" svg:width="1.129cm" svg:height="0.831cm" svg:x="20.623cm" svg:y="11.3cm">
          <draw:text-box>
            <text:p><text:span text:style-name="T10">12</text:span></text:p>
          </draw:text-box>
        </draw:frame>
        <draw:frame draw:style-name="gr16" draw:text-style-name="P14" xml:id="id17" draw:id="id17" draw:layer="layout" svg:width="1.129cm" svg:height="0.831cm" svg:x="22.294cm" svg:y="11.3cm">
          <draw:text-box>
            <text:p><text:span text:style-name="T10">34</text:span></text:p>
          </draw:text-box>
        </draw:frame>
        <draw:frame draw:style-name="gr16" draw:text-style-name="P14" xml:id="id18" draw:id="id18" draw:layer="layout" svg:width="1.129cm" svg:height="0.831cm" svg:x="13.408cm" svg:y="11.3cm">
          <draw:text-box>
            <text:p><text:span text:style-name="T10">22</text:span></text:p>
          </draw:text-box>
        </draw:frame>
        <draw:frame draw:style-name="gr11" draw:text-style-name="P14" xml:id="id19" draw:id="id19" draw:layer="layout" svg:width="0.815cm" svg:height="0.831cm" svg:x="15.408cm" svg:y="11.3cm">
          <draw:text-box>
            <text:p><text:span text:style-name="T10">5</text:span></text:p>
          </draw:text-box>
        </draw:frame>
        <draw:frame draw:style-name="gr15" draw:text-style-name="P14" xml:id="id20" draw:id="id20" draw:layer="layout" svg:width="0.815cm" svg:height="0.831cm" svg:x="17.208cm" svg:y="11.3cm">
          <draw:text-box>
            <text:p><text:span text:style-name="T10">6</text:span></text:p>
          </draw:text-box>
        </draw:frame>
        <draw:frame draw:style-name="gr15" draw:text-style-name="P14" xml:id="id21" draw:id="id21" draw:layer="layout" svg:width="0.815cm" svg:height="0.831cm" svg:x="18.908cm" svg:y="11.3cm">
          <draw:text-box>
            <text:p><text:span text:style-name="T10">9</text:span></text:p>
          </draw:text-box>
        </draw:frame>
        <draw:frame draw:style-name="gr16" draw:text-style-name="P14" xml:id="id22" draw:id="id22" draw:layer="layout" svg:width="1.129cm" svg:height="0.831cm" svg:x="24.223cm" svg:y="11.3cm">
          <draw:text-box>
            <text:p><text:span text:style-name="T10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0;width" smil:keyTimes="0;1"/>
                  <anim:animate smil:dur="0.5s" smil:fill="hold" smil:targetElement="id9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 </text:span><text:span text:style-name="T5"><text:line-break/></text:span><text:span text:style-name="T5">L</text:span><text:span text:style-name="T5">i</text:span><text:span text:style-name="T5">n</text:span><text:span text:style-name="T5">e</text:span><text:span text:style-name="T5">a</text:span><text:span text:style-name="T5">r</text:span><text:span text:style-name="T5">_</text:span><text:span text:style-name="T5">s</text:span><text:span text:style-name="T5">e</text:span><text:span text:style-name="T5">a</text:span><text:span text:style-name="T5">r</text:span><text:span text:style-name="T5">c</text:span><text:span text:style-name="T5">h</text:span><text:span text:style-name="T5">(</text:span><text:span text:style-name="T5">a</text:span><text:span text:style-name="T5">r</text:span><text:span text:style-name="T5">r</text:span><text:span text:style-name="T5">,</text:span><text:span text:style-name="T5">k</text:span><text:span text:style-name="T5">e</text:span><text:span text:style-name="T5">y</text:span><text:span text:style-name="T5">)</text:span></text:p>
          </draw:text-box>
        </draw:frame>
        <draw:frame draw:style-name="gr9" draw:text-style-name="P9" draw:layer="layout" svg:width="3.6cm" svg:height="1.115cm" svg:x="14cm" svg:y="3.8cm">
          <draw:text-box>
            <text:p><text:span text:style-name="T8">a</text:span><text:span text:style-name="T8">r</text:span><text:span text:style-name="T8">r</text:span><text:span text:style-name="T8">[</text:span><text:span text:style-name="T8">S</text:span><text:span text:style-name="T8">I</text:span><text:span text:style-name="T8">Z</text:span><text:span text:style-name="T8">E</text:span><text:span text:style-name="T8">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</text:span><text:span text:style-name="T10">r</text:span><text:span text:style-name="T10">r</text:span><text:span text:style-name="T10">[</text:span><text:span text:style-name="T10">0</text:span><text:span text:style-name="T10">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</text:span><text:span text:style-name="T10">r</text:span><text:span text:style-name="T10">r</text:span><text:span text:style-name="T10">[</text:span><text:span text:style-name="T10">1</text:span><text:span text:style-name="T10">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</text:span><text:span text:style-name="T10">r</text:span><text:span text:style-name="T10">r</text:span><text:span text:style-name="T10">[</text:span><text:span text:style-name="T10">2</text:span><text:span text:style-name="T10">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</text:span><text:span text:style-name="T10">r</text:span><text:span text:style-name="T10">r</text:span><text:span text:style-name="T10">[</text:span><text:span text:style-name="T10">8</text:span><text:span text:style-name="T10">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</text:span><text:span text:style-name="T9">= 10</text:span></text:p>
            </draw:text-box>
          </draw:frame>
        </draw:g>
        <draw:frame draw:style-name="gr14" draw:text-style-name="P6" xml:id="id24" draw:id="id24" draw:layer="layout" svg:width="6.6cm" svg:height="1cm" svg:x="1.6cm" svg:y="4.6cm">
          <draw:text-box>
            <text:p><text:span text:style-name="T6">while ( pos &lt; SIZE)</text:span></text:p>
          </draw:text-box>
        </draw:frame>
        <draw:frame draw:style-name="gr3" draw:text-style-name="P6" xml:id="id25" draw:id="id25" draw:layer="layout" svg:width="7.2cm" svg:height="0.988cm" svg:x="2cm" svg:y="5.5cm">
          <draw:text-box>
            <text:p><text:span text:style-name="T6">If (arr[pos] == key )</text:span></text:p>
          </draw:text-box>
        </draw:frame>
        <draw:frame draw:style-name="gr14" draw:text-style-name="P6" xml:id="id26" draw:id="id26" draw:layer="layout" svg:width="4.2cm" svg:height="1cm" svg:x="2.8cm" svg:y="6.3cm">
          <draw:text-box>
            <text:p><text:span text:style-name="T6">return pos</text:span></text:p>
          </draw:text-box>
        </draw:frame>
        <draw:frame draw:style-name="gr3" draw:text-style-name="P6" xml:id="id27" draw:id="id27" draw:layer="layout" svg:width="4.2cm" svg:height="0.988cm" svg:x="1.4cm" svg:y="3.9cm">
          <draw:text-box>
            <text:p><text:span text:style-name="T6"><text:s/></text:span><text:span text:style-name="T6">pos = 0 </text:span></text:p>
          </draw:text-box>
        </draw:frame>
        <draw:g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</text:span><text:span text:style-name="T9">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><text:span text:style-name="T10">5</text:span></text:p>
          </draw:text-box>
        </draw:frame>
        <draw:frame draw:style-name="gr15" draw:text-style-name="P14" draw:layer="layout" svg:width="0.815cm" svg:height="0.831cm" svg:x="17.207cm" svg:y="11.3cm">
          <draw:text-box>
            <text:p><text:span text:style-name="T10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frame draw:style-name="gr14" draw:text-style-name="P6" xml:id="id28" draw:id="id28" draw:layer="layout" svg:width="3.9cm" svg:height="1cm" svg:x="2cm" svg:y="7.1cm">
          <draw:text-box>
            <text:p><text:span text:style-name="T6">pos++ </text:span></text:p>
          </draw:text-box>
        </draw:frame>
        <draw:frame draw:style-name="gr14" draw:text-style-name="P6" xml:id="id29" draw:id="id29" draw:layer="layout" svg:width="3.9cm" svg:height="1cm" svg:x="1.7cm" svg:y="8cm">
          <draw:text-box>
            <text:p><text:span text:style-name="T6">return -1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</text:span><text:span text:style-name="T4">Structu</text:span><text:span text:style-name="T4">re – </text:span><text:span text:style-name="T4">Algorit</text:span><text:span text:style-name="T4">hm </text:span><text:span text:style-name="T5"><text:line-break/></text:span><text:span text:style-name="T5">Lin</text:span><text:span text:style-name="T5">ear</text:span><text:span text:style-name="T5">_se</text:span><text:span text:style-name="T5">arc</text:span><text:span text:style-name="T5">h(a</text:span><text:span text:style-name="T5">rr,k</text:span><text:span text:style-name="T5">ey)</text:span></text:p>
          </draw:text-box>
        </draw:frame>
        <draw:frame draw:style-name="gr9" draw:text-style-name="P9" draw:layer="layout" svg:width="3.6cm" svg:height="1.115cm" svg:x="14cm" svg:y="3.8cm">
          <draw:text-box>
            <text:p><text:span text:style-name="T8">arr[SIZ</text:span><text:span text:style-name="T8">E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</text:span><text:span text:style-name="T9">10</text:span></text:p>
            </draw:text-box>
          </draw:frame>
        </draw:g>
        <draw:frame draw:style-name="gr14" draw:text-style-name="P6" draw:layer="layout" svg:width="6.6cm" svg:height="1cm" svg:x="1.6cm" svg:y="4.6cm">
          <draw:text-box>
            <text:p><text:span text:style-name="T6">while </text:span><text:span text:style-name="T6">( pos &lt; </text:span><text:span text:style-name="T6">SIZE)</text:span></text:p>
          </draw:text-box>
        </draw:frame>
        <draw:frame draw:style-name="gr3" draw:text-style-name="P6" draw:layer="layout" svg:width="7.2cm" svg:height="0.988cm" svg:x="2cm" svg:y="5.5cm">
          <draw:text-box>
            <text:p><text:span text:style-name="T6">If </text:span><text:span text:style-name="T6">(arr[po</text:span><text:span text:style-name="T6">s] == </text:span><text:span text:style-name="T6">key )</text:span></text:p>
          </draw:text-box>
        </draw:frame>
        <draw:frame draw:style-name="gr14" draw:text-style-name="P6" draw:layer="layout" svg:width="4.2cm" svg:height="1cm" svg:x="2.8cm" svg:y="6.3cm">
          <draw:text-box>
            <text:p><text:span text:style-name="T6">return </text:span><text:span text:style-name="T6">pos</text:span></text:p>
          </draw:text-box>
        </draw:frame>
        <draw:custom-shape draw:style-name="gr18" draw:text-style-name="P16" xml:id="id30" draw:id="id30" draw:layer="layout" svg:width="3.9cm" svg:height="0.812cm" svg:x="1.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4.2cm" svg:height="0.988cm" svg:x="1.4cm" svg:y="3.9cm">
          <draw:text-box>
            <text:p><text:span text:style-name="T6"><text:s/></text:span><text:span text:style-name="T6">pos = </text:span><text:span text:style-name="T6">0 </text:span></text:p>
          </draw:text-box>
        </draw:frame>
        <draw:g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><text:span text:style-name="T10">5</text:span></text:p>
          </draw:text-box>
        </draw:frame>
        <draw:frame draw:style-name="gr15" draw:text-style-name="P14" draw:layer="layout" svg:width="0.815cm" svg:height="0.831cm" svg:x="17.207cm" svg:y="11.3cm">
          <draw:text-box>
            <text:p><text:span text:style-name="T10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g xml:id="id31" draw:id="id31">
          <draw:line draw:style-name="gr19" draw:text-style-name="P17" draw:layer="layout" svg:x1="8.6cm" svg:y1="14cm" svg:x2="8.6cm" svg:y2="13cm">
            <text:p/>
          </draw:line>
          <draw:g>
            <draw:custom-shape draw:style-name="gr20" draw:text-style-name="P18" draw:layer="layout" svg:width="1.6cm" svg:height="0.8cm" svg:x="7.8cm" svg:y="14.16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7.878cm" svg:y="14cm">
              <draw:text-box>
                <text:p><text:span text:style-name="T6">pos</text:span></text:p>
              </draw:text-box>
            </draw:frame>
          </draw:g>
        </draw:g>
        <draw:frame draw:style-name="gr14" draw:text-style-name="P6" draw:layer="layout" svg:width="3.9cm" svg:height="1cm" svg:x="2cm" svg:y="7.1cm">
          <draw:text-box>
            <text:p><text:span text:style-name="T6">pos++ </text:span></text:p>
          </draw:text-box>
        </draw:frame>
        <draw:frame draw:style-name="gr14" draw:text-style-name="P6" draw:layer="layout" svg:width="3.9cm" svg:height="1cm" svg:x="1.7cm" svg:y="8cm">
          <draw:text-box>
            <text:p><text:span text:style-name="T6">return -</text:span><text:span text:style-name="T6">1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xml:id="id32" draw:id="id32" draw:layer="layout" svg:width="6.6cm" svg:height="0.812cm" svg:x="1.6cm" svg:y="4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</text:span><text:span text:style-name="T4">Structu</text:span><text:span text:style-name="T4">re – </text:span><text:span text:style-name="T4">Algorit</text:span><text:span text:style-name="T4">hm </text:span><text:span text:style-name="T5"><text:line-break/></text:span><text:span text:style-name="T5">Lin</text:span><text:span text:style-name="T5">ear</text:span><text:span text:style-name="T5">_se</text:span><text:span text:style-name="T5">arc</text:span><text:span text:style-name="T5">h(a</text:span><text:span text:style-name="T5">rr,k</text:span><text:span text:style-name="T5">ey)</text:span></text:p>
          </draw:text-box>
        </draw:frame>
        <draw:frame draw:style-name="gr9" draw:text-style-name="P9" draw:layer="layout" svg:width="3.6cm" svg:height="1.115cm" svg:x="14cm" svg:y="3.8cm">
          <draw:text-box>
            <text:p><text:span text:style-name="T8">arr[SIZ</text:span><text:span text:style-name="T8">E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</text:span><text:span text:style-name="T9">10</text:span></text:p>
            </draw:text-box>
          </draw:frame>
        </draw:g>
        <draw:frame draw:style-name="gr14" draw:text-style-name="P6" draw:layer="layout" svg:width="6.6cm" svg:height="1cm" svg:x="1.6cm" svg:y="4.6cm">
          <draw:text-box>
            <text:p><text:span text:style-name="T6">while </text:span><text:span text:style-name="T6">( pos &lt; </text:span><text:span text:style-name="T6">SIZE)</text:span></text:p>
          </draw:text-box>
        </draw:frame>
        <draw:frame draw:style-name="gr3" draw:text-style-name="P6" draw:layer="layout" svg:width="7.2cm" svg:height="0.988cm" svg:x="2cm" svg:y="5.5cm">
          <draw:text-box>
            <text:p><text:span text:style-name="T6">If </text:span><text:span text:style-name="T6">(arr[po</text:span><text:span text:style-name="T6">s] == </text:span><text:span text:style-name="T6">key )</text:span></text:p>
          </draw:text-box>
        </draw:frame>
        <draw:frame draw:style-name="gr14" draw:text-style-name="P6" draw:layer="layout" svg:width="4.2cm" svg:height="1cm" svg:x="2.8cm" svg:y="6.3cm">
          <draw:text-box>
            <text:p><text:span text:style-name="T6">return </text:span><text:span text:style-name="T6">pos</text:span></text:p>
          </draw:text-box>
        </draw:frame>
        <draw:frame draw:style-name="gr3" draw:text-style-name="P6" draw:layer="layout" svg:width="4.2cm" svg:height="0.988cm" svg:x="1.4cm" svg:y="3.9cm">
          <draw:text-box>
            <text:p><text:span text:style-name="T6"><text:s/></text:span><text:span text:style-name="T6">pos = </text:span><text:span text:style-name="T6">0 </text:span></text:p>
          </draw:text-box>
        </draw:frame>
        <draw:g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><text:span text:style-name="T10">5</text:span></text:p>
          </draw:text-box>
        </draw:frame>
        <draw:frame draw:style-name="gr15" draw:text-style-name="P14" draw:layer="layout" svg:width="0.815cm" svg:height="0.831cm" svg:x="17.207cm" svg:y="11.3cm">
          <draw:text-box>
            <text:p><text:span text:style-name="T10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g>
          <draw:line draw:style-name="gr19" draw:text-style-name="P17" draw:layer="layout" svg:x1="8.6cm" svg:y1="14cm" svg:x2="8.6cm" svg:y2="13cm">
            <text:p/>
          </draw:line>
          <draw:g>
            <draw:custom-shape draw:style-name="gr20" draw:text-style-name="P18" draw:layer="layout" svg:width="1.6cm" svg:height="0.8cm" svg:x="7.8cm" svg:y="14.16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7.878cm" svg:y="14cm">
              <draw:text-box>
                <text:p><text:span text:style-name="T6">pos</text:span></text:p>
              </draw:text-box>
            </draw:frame>
          </draw:g>
        </draw:g>
        <draw:frame draw:style-name="gr14" draw:text-style-name="P6" draw:layer="layout" svg:width="3.9cm" svg:height="1cm" svg:x="2cm" svg:y="7.1cm">
          <draw:text-box>
            <text:p><text:span text:style-name="T6">pos++ </text:span></text:p>
          </draw:text-box>
        </draw:frame>
        <draw:frame draw:style-name="gr14" draw:text-style-name="P6" draw:layer="layout" svg:width="3.9cm" svg:height="1cm" svg:x="1.7cm" svg:y="8cm">
          <draw:text-box>
            <text:p><text:span text:style-name="T6">return -</text:span><text:span text:style-name="T6">1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xml:id="id33" draw:id="id33" draw:layer="layout" svg:width="7.2cm" svg:height="0.912cm" svg:x="2cm" svg:y="5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10</text:span></text:p>
            </draw:text-box>
          </draw:frame>
        </draw:g>
        <draw:frame draw:style-name="gr14" draw:text-style-name="P6" draw:layer="layout" svg:width="6.6cm" svg:height="1cm" svg:x="1.6cm" svg:y="4.6cm">
          <draw:text-box>
            <text:p><text:span text:style-name="T6">while ( pos &lt; SIZE)</text:span></text:p>
          </draw:text-box>
        </draw:frame>
        <draw:frame draw:style-name="gr3" draw:text-style-name="P6" draw:layer="layout" svg:width="7.2cm" svg:height="0.988cm" svg:x="2cm" svg:y="5.5cm">
          <draw:text-box>
            <text:p><text:span text:style-name="T6">If (arr[pos] == key )</text:span></text:p>
          </draw:text-box>
        </draw:frame>
        <draw:frame draw:style-name="gr14" draw:text-style-name="P6" draw:layer="layout" svg:width="4.2cm" svg:height="1cm" svg:x="2.8cm" svg:y="6.3cm">
          <draw:text-box>
            <text:p><text:span text:style-name="T6">return pos</text:span></text:p>
          </draw:text-box>
        </draw:frame>
        <draw:frame draw:style-name="gr14" draw:text-style-name="P6" draw:layer="layout" svg:width="3.9cm" svg:height="1cm" svg:x="2cm" svg:y="7.1cm">
          <draw:text-box>
            <text:p><text:span text:style-name="T6">pos++ </text:span></text:p>
          </draw:text-box>
        </draw:frame>
        <draw:frame draw:style-name="gr3" draw:text-style-name="P6" draw:layer="layout" svg:width="4.2cm" svg:height="0.988cm" svg:x="1.4cm" svg:y="3.9cm">
          <draw:text-box>
            <text:p><text:span text:style-name="T6"><text:s/></text:span><text:span text:style-name="T6">pos = 0 </text:span></text:p>
          </draw:text-box>
        </draw:frame>
        <draw:g xml:id="id35" draw:id="id35"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 xml:id="id34" text:id="id34"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><text:span text:style-name="T10">5</text:span></text:p>
          </draw:text-box>
        </draw:frame>
        <draw:frame draw:style-name="gr15" draw:text-style-name="P14" draw:layer="layout" svg:width="0.815cm" svg:height="0.831cm" svg:x="17.207cm" svg:y="11.3cm">
          <draw:text-box>
            <text:p><text:span text:style-name="T10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g>
          <draw:line draw:style-name="gr19" draw:text-style-name="P17" draw:layer="layout" svg:x1="8.6cm" svg:y1="14cm" svg:x2="8.6cm" svg:y2="13cm">
            <text:p/>
          </draw:line>
          <draw:g>
            <draw:custom-shape draw:style-name="gr20" draw:text-style-name="P18" draw:layer="layout" svg:width="1.6cm" svg:height="0.8cm" svg:x="7.8cm" svg:y="14.16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7.878cm" svg:y="14cm">
              <draw:text-box>
                <text:p><text:span text:style-name="T6">pos</text:span></text:p>
              </draw:text-box>
            </draw:frame>
          </draw:g>
        </draw:g>
        <draw:frame draw:style-name="gr14" draw:text-style-name="P6" draw:layer="layout" svg:width="3.9cm" svg:height="1cm" svg:x="1.7cm" svg:y="8cm">
          <draw:text-box>
            <text:p><text:span text:style-name="T6">return -1 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Algorithm </text:span><text:span text:style-name="T5"><text:line-break/></text:span><text:span text:style-name="T5">Linear_search(arr,key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4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35" smil:keySplines="0,0;0.2,0.5;0.8,0.5;1,0" smil:type="fade" smil:subtype="crossfade" smil:mode="out"/>
                  <anim:animateTransform smil:dur="0.25s" smil:fill="hold" smil:autoReverse="true" smil:targetElement="id35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xml:id="id36" draw:id="id36" draw:layer="layout" svg:width="3.2cm" svg:height="0.912cm" svg:x="2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3.6cm" svg:height="1.115cm" svg:x="14cm" svg:y="3.8cm">
          <draw:text-box>
            <text:p><text:span text:style-name="T8">arr[SIZ</text:span><text:span text:style-name="T8">E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</text:span><text:span text:style-name="T9">10</text:span></text:p>
            </draw:text-box>
          </draw:frame>
        </draw:g>
        <draw:frame draw:style-name="gr14" draw:text-style-name="P6" draw:layer="layout" svg:width="6.6cm" svg:height="1cm" svg:x="1.6cm" svg:y="4.6cm">
          <draw:text-box>
            <text:p><text:span text:style-name="T6">while </text:span><text:span text:style-name="T6">( pos &lt; </text:span><text:span text:style-name="T6">SIZE)</text:span></text:p>
          </draw:text-box>
        </draw:frame>
        <draw:frame draw:style-name="gr3" draw:text-style-name="P6" draw:layer="layout" svg:width="7.2cm" svg:height="0.988cm" svg:x="2cm" svg:y="5.5cm">
          <draw:text-box>
            <text:p><text:span text:style-name="T6">If </text:span><text:span text:style-name="T6">(arr[po</text:span><text:span text:style-name="T6">s] == </text:span><text:span text:style-name="T6">key )</text:span></text:p>
          </draw:text-box>
        </draw:frame>
        <draw:frame draw:style-name="gr14" draw:text-style-name="P6" draw:layer="layout" svg:width="4.2cm" svg:height="1cm" svg:x="2.8cm" svg:y="6.3cm">
          <draw:text-box>
            <text:p><text:span text:style-name="T6">return </text:span><text:span text:style-name="T6">pos</text:span></text:p>
          </draw:text-box>
        </draw:frame>
        <draw:frame draw:style-name="gr14" draw:text-style-name="P6" draw:layer="layout" svg:width="3.9cm" svg:height="1cm" svg:x="2cm" svg:y="7.1cm">
          <draw:text-box>
            <text:p><text:span text:style-name="T6">pos++ </text:span></text:p>
          </draw:text-box>
        </draw:frame>
        <draw:frame draw:style-name="gr3" draw:text-style-name="P6" draw:layer="layout" svg:width="4.2cm" svg:height="0.988cm" svg:x="1.4cm" svg:y="3.9cm">
          <draw:text-box>
            <text:p><text:span text:style-name="T6"><text:s/></text:span><text:span text:style-name="T6">pos = </text:span><text:span text:style-name="T6">0 </text:span></text:p>
          </draw:text-box>
        </draw:frame>
        <draw:g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><text:span text:style-name="T10">5</text:span></text:p>
          </draw:text-box>
        </draw:frame>
        <draw:frame draw:style-name="gr15" draw:text-style-name="P14" draw:layer="layout" svg:width="0.815cm" svg:height="0.831cm" svg:x="17.207cm" svg:y="11.3cm">
          <draw:text-box>
            <text:p><text:span text:style-name="T10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g xml:id="id37" draw:id="id37">
          <draw:line draw:style-name="gr19" draw:text-style-name="P17" draw:layer="layout" svg:x1="8.6cm" svg:y1="14cm" svg:x2="8.6cm" svg:y2="13cm">
            <text:p/>
          </draw:line>
          <draw:g>
            <draw:custom-shape draw:style-name="gr20" draw:text-style-name="P18" draw:layer="layout" svg:width="1.6cm" svg:height="0.8cm" svg:x="7.8cm" svg:y="14.16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7.878cm" svg:y="14cm">
              <draw:text-box>
                <text:p><text:span text:style-name="T6">pos</text:span></text:p>
              </draw:text-box>
            </draw:frame>
          </draw:g>
        </draw:g>
        <draw:frame draw:style-name="gr14" draw:text-style-name="P6" draw:layer="layout" svg:width="3.9cm" svg:height="1cm" svg:x="1.7cm" svg:y="8cm">
          <draw:text-box>
            <text:p><text:span text:style-name="T6">return -</text:span><text:span text:style-name="T6">1 </text:span></text:p>
          </draw:text-box>
        </draw:frame>
        <draw:g xml:id="id38" draw:id="id38">
          <draw:line draw:style-name="gr19" draw:text-style-name="P17" draw:layer="layout" svg:x1="10.302cm" svg:y1="13.974cm" svg:x2="10.302cm" svg:y2="12.974cm">
            <text:p/>
          </draw:line>
          <draw:g>
            <draw:custom-shape draw:style-name="gr20" draw:text-style-name="P18" draw:layer="layout" svg:width="1.6cm" svg:height="0.8cm" svg:x="9.502cm" svg:y="14.1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9.58cm" svg:y="13.974cm">
              <draw:text-box>
                <text:p><text:span text:style-name="T6">pos</text:span></text:p>
              </draw:text-box>
            </draw:frame>
          </draw:g>
        </draw:g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</text:span><text:span text:style-name="T4">Structu</text:span><text:span text:style-name="T4">re – </text:span><text:span text:style-name="T4">Algorit</text:span><text:span text:style-name="T4">hm </text:span><text:span text:style-name="T5"><text:line-break/></text:span><text:span text:style-name="T5">Lin</text:span><text:span text:style-name="T5">ear</text:span><text:span text:style-name="T5">_se</text:span><text:span text:style-name="T5">arc</text:span><text:span text:style-name="T5">h(a</text:span><text:span text:style-name="T5">rr,k</text:span><text:span text:style-name="T5">ey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xml:id="id39" draw:id="id39" draw:layer="layout" svg:width="6.6cm" svg:height="0.812cm" svg:x="1.6cm" svg:y="4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</text:span><text:span text:style-name="T4">Structu</text:span><text:span text:style-name="T4">re – </text:span><text:span text:style-name="T4">Algorit</text:span><text:span text:style-name="T4">hm </text:span><text:span text:style-name="T5"><text:line-break/></text:span><text:span text:style-name="T5">Lin</text:span><text:span text:style-name="T5">ear</text:span><text:span text:style-name="T5">_se</text:span><text:span text:style-name="T5">arc</text:span><text:span text:style-name="T5">h(a</text:span><text:span text:style-name="T5">rr,k</text:span><text:span text:style-name="T5">ey)</text:span></text:p>
          </draw:text-box>
        </draw:frame>
        <draw:frame draw:style-name="gr9" draw:text-style-name="P9" draw:layer="layout" svg:width="3.6cm" svg:height="1.115cm" svg:x="14cm" svg:y="3.8cm">
          <draw:text-box>
            <text:p><text:span text:style-name="T8">arr[SIZ</text:span><text:span text:style-name="T8">E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</text:span><text:span text:style-name="T9">10</text:span></text:p>
            </draw:text-box>
          </draw:frame>
        </draw:g>
        <draw:frame draw:style-name="gr14" draw:text-style-name="P6" draw:layer="layout" svg:width="6.6cm" svg:height="1cm" svg:x="1.6cm" svg:y="4.6cm">
          <draw:text-box>
            <text:p><text:span text:style-name="T6">while </text:span><text:span text:style-name="T6">( pos &lt; </text:span><text:span text:style-name="T6">SIZE)</text:span></text:p>
          </draw:text-box>
        </draw:frame>
        <draw:frame draw:style-name="gr3" draw:text-style-name="P6" draw:layer="layout" svg:width="7.2cm" svg:height="0.988cm" svg:x="2cm" svg:y="5.5cm">
          <draw:text-box>
            <text:p><text:span text:style-name="T6">If </text:span><text:span text:style-name="T6">(arr[po</text:span><text:span text:style-name="T6">s] == </text:span><text:span text:style-name="T6">key )</text:span></text:p>
          </draw:text-box>
        </draw:frame>
        <draw:frame draw:style-name="gr14" draw:text-style-name="P6" draw:layer="layout" svg:width="4.2cm" svg:height="1cm" svg:x="2.8cm" svg:y="6.3cm">
          <draw:text-box>
            <text:p><text:span text:style-name="T6">return </text:span><text:span text:style-name="T6">pos</text:span></text:p>
          </draw:text-box>
        </draw:frame>
        <draw:frame draw:style-name="gr3" draw:text-style-name="P6" draw:layer="layout" svg:width="4.2cm" svg:height="0.988cm" svg:x="1.4cm" svg:y="3.9cm">
          <draw:text-box>
            <text:p><text:span text:style-name="T6"><text:s/></text:span><text:span text:style-name="T6">pos = </text:span><text:span text:style-name="T6">0 </text:span></text:p>
          </draw:text-box>
        </draw:frame>
        <draw:g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><text:span text:style-name="T10">5</text:span></text:p>
          </draw:text-box>
        </draw:frame>
        <draw:frame draw:style-name="gr15" draw:text-style-name="P14" draw:layer="layout" svg:width="0.815cm" svg:height="0.831cm" svg:x="17.207cm" svg:y="11.3cm">
          <draw:text-box>
            <text:p><text:span text:style-name="T10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frame draw:style-name="gr14" draw:text-style-name="P6" draw:layer="layout" svg:width="3.9cm" svg:height="1cm" svg:x="2cm" svg:y="7.1cm">
          <draw:text-box>
            <text:p><text:span text:style-name="T6">pos++ </text:span></text:p>
          </draw:text-box>
        </draw:frame>
        <draw:frame draw:style-name="gr14" draw:text-style-name="P6" draw:layer="layout" svg:width="3.9cm" svg:height="1cm" svg:x="1.7cm" svg:y="8cm">
          <draw:text-box>
            <text:p><text:span text:style-name="T6">return -</text:span><text:span text:style-name="T6">1 </text:span></text:p>
          </draw:text-box>
        </draw:frame>
        <draw:g>
          <draw:line draw:style-name="gr19" draw:text-style-name="P17" draw:layer="layout" svg:x1="10.302cm" svg:y1="13.974cm" svg:x2="10.302cm" svg:y2="12.974cm">
            <text:p/>
          </draw:line>
          <draw:g>
            <draw:custom-shape draw:style-name="gr20" draw:text-style-name="P18" draw:layer="layout" svg:width="1.6cm" svg:height="0.8cm" svg:x="9.502cm" svg:y="14.1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9.58cm" svg:y="13.974cm">
              <draw:text-box>
                <text:p><text:span text:style-name="T6">pos</text:span></text:p>
              </draw:text-box>
            </draw:frame>
          </draw:g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xml:id="id40" draw:id="id40" draw:layer="layout" svg:width="7.2cm" svg:height="0.912cm" svg:x="2cm" svg:y="5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3.6cm" svg:height="1.115cm" svg:x="14cm" svg:y="3.8cm">
          <draw:text-box>
            <text:p><text:span text:style-name="T8">arr[SIZ</text:span><text:span text:style-name="T8">E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</text:span><text:span text:style-name="T9">10</text:span></text:p>
            </draw:text-box>
          </draw:frame>
        </draw:g>
        <draw:frame draw:style-name="gr14" draw:text-style-name="P6" draw:layer="layout" svg:width="6.6cm" svg:height="1cm" svg:x="1.6cm" svg:y="4.6cm">
          <draw:text-box>
            <text:p><text:span text:style-name="T6">while </text:span><text:span text:style-name="T6">( pos &lt; </text:span><text:span text:style-name="T6">SIZE)</text:span></text:p>
          </draw:text-box>
        </draw:frame>
        <draw:frame draw:style-name="gr3" draw:text-style-name="P6" draw:layer="layout" svg:width="7.2cm" svg:height="0.988cm" svg:x="2cm" svg:y="5.5cm">
          <draw:text-box>
            <text:p><text:span text:style-name="T6">If </text:span><text:span text:style-name="T6">(arr[po</text:span><text:span text:style-name="T6">s] == </text:span><text:span text:style-name="T6">key )</text:span></text:p>
          </draw:text-box>
        </draw:frame>
        <draw:frame draw:style-name="gr14" draw:text-style-name="P6" draw:layer="layout" svg:width="4.2cm" svg:height="1cm" svg:x="2.8cm" svg:y="6.3cm">
          <draw:text-box>
            <text:p><text:span text:style-name="T6">return </text:span><text:span text:style-name="T6">pos</text:span></text:p>
          </draw:text-box>
        </draw:frame>
        <draw:frame draw:style-name="gr14" draw:text-style-name="P6" draw:layer="layout" svg:width="3.9cm" svg:height="1cm" svg:x="2cm" svg:y="7.1cm">
          <draw:text-box>
            <text:p><text:span text:style-name="T6">pos++ </text:span></text:p>
          </draw:text-box>
        </draw:frame>
        <draw:frame draw:style-name="gr3" draw:text-style-name="P6" draw:layer="layout" svg:width="4.2cm" svg:height="0.988cm" svg:x="1.4cm" svg:y="3.9cm">
          <draw:text-box>
            <text:p><text:span text:style-name="T6"><text:s/></text:span><text:span text:style-name="T6">pos = </text:span><text:span text:style-name="T6">0 </text:span></text:p>
          </draw:text-box>
        </draw:frame>
        <draw:g xml:id="id42" draw:id="id42"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 xml:id="id41" text:id="id41"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><text:span text:style-name="T10">5</text:span></text:p>
          </draw:text-box>
        </draw:frame>
        <draw:frame draw:style-name="gr15" draw:text-style-name="P14" draw:layer="layout" svg:width="0.815cm" svg:height="0.831cm" svg:x="17.207cm" svg:y="11.3cm">
          <draw:text-box>
            <text:p><text:span text:style-name="T10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frame draw:style-name="gr14" draw:text-style-name="P6" draw:layer="layout" svg:width="3.9cm" svg:height="1cm" svg:x="1.7cm" svg:y="8cm">
          <draw:text-box>
            <text:p><text:span text:style-name="T6">return -</text:span><text:span text:style-name="T6">1 </text:span></text:p>
          </draw:text-box>
        </draw:frame>
        <draw:g>
          <draw:line draw:style-name="gr19" draw:text-style-name="P17" draw:layer="layout" svg:x1="10.302cm" svg:y1="13.974cm" svg:x2="10.302cm" svg:y2="12.974cm">
            <text:p/>
          </draw:line>
          <draw:g>
            <draw:custom-shape draw:style-name="gr20" draw:text-style-name="P18" draw:layer="layout" svg:width="1.6cm" svg:height="0.8cm" svg:x="9.502cm" svg:y="14.1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9.58cm" svg:y="13.974cm">
              <draw:text-box>
                <text:p><text:span text:style-name="T6">pos</text:span></text:p>
              </draw:text-box>
            </draw:frame>
          </draw:g>
        </draw:g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</text:span><text:span text:style-name="T4">Structu</text:span><text:span text:style-name="T4">re – </text:span><text:span text:style-name="T4">Algorit</text:span><text:span text:style-name="T4">hm </text:span><text:span text:style-name="T5"><text:line-break/></text:span><text:span text:style-name="T5">Lin</text:span><text:span text:style-name="T5">ear</text:span><text:span text:style-name="T5">_se</text:span><text:span text:style-name="T5">arc</text:span><text:span text:style-name="T5">h(a</text:span><text:span text:style-name="T5">rr,k</text:span><text:span text:style-name="T5">ey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1" anim:sub-item="text" smil:attributeName="color" smil:to="#333399" anim:color-interpolation="rgb" anim:color-interpolation-direction="clockwise"/>
                </anim:par>
              </anim:par>
              <anim:par smil:begin="2s">
                <anim:par smil:begin="0s" smil:fill="hold" presentation:node-type="after-previous" presentation:preset-class="emphasis" presentation:preset-id="ooo-emphasis-flash-bulb">
                  <anim:transitionFilter smil:dur="0.5s" smil:targetElement="id42" smil:keySplines="0,0;0.2,0.5;0.8,0.5;1,0" smil:type="fade" smil:subtype="crossfade" smil:mode="out"/>
                  <anim:animateTransform smil:dur="0.25s" smil:fill="hold" smil:autoReverse="true" smil:targetElement="id42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xml:id="id43" draw:id="id43" draw:layer="layout" svg:width="3.2cm" svg:height="0.912cm" svg:x="2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3.6cm" svg:height="1.115cm" svg:x="14cm" svg:y="3.8cm">
          <draw:text-box>
            <text:p><text:span text:style-name="T8">arr[SIZ</text:span><text:span text:style-name="T8">E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</text:span><text:span text:style-name="T9">10</text:span></text:p>
            </draw:text-box>
          </draw:frame>
        </draw:g>
        <draw:frame draw:style-name="gr14" draw:text-style-name="P6" draw:layer="layout" svg:width="6.6cm" svg:height="1cm" svg:x="1.6cm" svg:y="4.6cm">
          <draw:text-box>
            <text:p><text:span text:style-name="T6">while </text:span><text:span text:style-name="T6">( pos &lt; </text:span><text:span text:style-name="T6">SIZE)</text:span></text:p>
          </draw:text-box>
        </draw:frame>
        <draw:frame draw:style-name="gr3" draw:text-style-name="P6" draw:layer="layout" svg:width="7.2cm" svg:height="0.988cm" svg:x="2cm" svg:y="5.5cm">
          <draw:text-box>
            <text:p><text:span text:style-name="T6">If </text:span><text:span text:style-name="T6">(arr[po</text:span><text:span text:style-name="T6">s] == </text:span><text:span text:style-name="T6">key )</text:span></text:p>
          </draw:text-box>
        </draw:frame>
        <draw:frame draw:style-name="gr14" draw:text-style-name="P6" draw:layer="layout" svg:width="4.2cm" svg:height="1cm" svg:x="2.8cm" svg:y="6.3cm">
          <draw:text-box>
            <text:p><text:span text:style-name="T6">return </text:span><text:span text:style-name="T6">pos</text:span></text:p>
          </draw:text-box>
        </draw:frame>
        <draw:frame draw:style-name="gr14" draw:text-style-name="P6" draw:layer="layout" svg:width="3.9cm" svg:height="1cm" svg:x="2cm" svg:y="7.1cm">
          <draw:text-box>
            <text:p><text:span text:style-name="T6">pos++ </text:span></text:p>
          </draw:text-box>
        </draw:frame>
        <draw:frame draw:style-name="gr3" draw:text-style-name="P6" draw:layer="layout" svg:width="4.2cm" svg:height="0.988cm" svg:x="1.4cm" svg:y="3.9cm">
          <draw:text-box>
            <text:p><text:span text:style-name="T6"><text:s/></text:span><text:span text:style-name="T6">pos = </text:span><text:span text:style-name="T6">0 </text:span></text:p>
          </draw:text-box>
        </draw:frame>
        <draw:g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><text:span text:style-name="T10">5</text:span></text:p>
          </draw:text-box>
        </draw:frame>
        <draw:frame draw:style-name="gr15" draw:text-style-name="P14" draw:layer="layout" svg:width="0.815cm" svg:height="0.831cm" svg:x="17.207cm" svg:y="11.3cm">
          <draw:text-box>
            <text:p><text:span text:style-name="T10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g xml:id="id45" draw:id="id45">
          <draw:line draw:style-name="gr19" draw:text-style-name="P17" draw:layer="layout" svg:x1="12.191cm" svg:y1="13.974cm" svg:x2="12.191cm" svg:y2="12.974cm">
            <text:p/>
          </draw:line>
          <draw:g>
            <draw:custom-shape draw:style-name="gr20" draw:text-style-name="P18" draw:layer="layout" svg:width="1.6cm" svg:height="0.8cm" svg:x="11.391cm" svg:y="14.1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11.469cm" svg:y="13.974cm">
              <draw:text-box>
                <text:p><text:span text:style-name="T6">pos</text:span></text:p>
              </draw:text-box>
            </draw:frame>
          </draw:g>
        </draw:g>
        <draw:frame draw:style-name="gr14" draw:text-style-name="P6" draw:layer="layout" svg:width="3.9cm" svg:height="1cm" svg:x="1.7cm" svg:y="8cm">
          <draw:text-box>
            <text:p><text:span text:style-name="T6">return -</text:span><text:span text:style-name="T6">1 </text:span></text:p>
          </draw:text-box>
        </draw:frame>
        <draw:g xml:id="id44" draw:id="id44">
          <draw:line draw:style-name="gr19" draw:text-style-name="P17" draw:layer="layout" svg:x1="10.302cm" svg:y1="13.974cm" svg:x2="10.302cm" svg:y2="12.974cm">
            <text:p/>
          </draw:line>
          <draw:g>
            <draw:custom-shape draw:style-name="gr20" draw:text-style-name="P18" draw:layer="layout" svg:width="1.6cm" svg:height="0.8cm" svg:x="9.502cm" svg:y="14.1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9.58cm" svg:y="13.974cm">
              <draw:text-box>
                <text:p><text:span text:style-name="T6">pos</text:span></text:p>
              </draw:text-box>
            </draw:frame>
          </draw:g>
        </draw:g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</text:span><text:span text:style-name="T4">Structu</text:span><text:span text:style-name="T4">re – </text:span><text:span text:style-name="T4">Algorit</text:span><text:span text:style-name="T4">hm </text:span><text:span text:style-name="T5"><text:line-break/></text:span><text:span text:style-name="T5">Lin</text:span><text:span text:style-name="T5">ear</text:span><text:span text:style-name="T5">_se</text:span><text:span text:style-name="T5">arc</text:span><text:span text:style-name="T5">h(a</text:span><text:span text:style-name="T5">rr,k</text:span><text:span text:style-name="T5">ey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xml:id="id46" draw:id="id46" draw:layer="layout" svg:width="6.6cm" svg:height="0.812cm" svg:x="1.6cm" svg:y="4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</text:span><text:span text:style-name="T4">Structu</text:span><text:span text:style-name="T4">re – </text:span><text:span text:style-name="T4">Algorit</text:span><text:span text:style-name="T4">hm </text:span><text:span text:style-name="T5"><text:line-break/></text:span><text:span text:style-name="T5">Lin</text:span><text:span text:style-name="T5">ear</text:span><text:span text:style-name="T5">_se</text:span><text:span text:style-name="T5">arc</text:span><text:span text:style-name="T5">h(a</text:span><text:span text:style-name="T5">rr,k</text:span><text:span text:style-name="T5">ey)</text:span></text:p>
          </draw:text-box>
        </draw:frame>
        <draw:frame draw:style-name="gr9" draw:text-style-name="P9" draw:layer="layout" svg:width="3.6cm" svg:height="1.115cm" svg:x="14cm" svg:y="3.8cm">
          <draw:text-box>
            <text:p><text:span text:style-name="T8">arr[SIZ</text:span><text:span text:style-name="T8">E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</text:span><text:span text:style-name="T9">10</text:span></text:p>
            </draw:text-box>
          </draw:frame>
        </draw:g>
        <draw:frame draw:style-name="gr14" draw:text-style-name="P6" draw:layer="layout" svg:width="6.6cm" svg:height="1cm" svg:x="1.6cm" svg:y="4.6cm">
          <draw:text-box>
            <text:p><text:span text:style-name="T6">while </text:span><text:span text:style-name="T6">( pos &lt; </text:span><text:span text:style-name="T6">SIZE)</text:span></text:p>
          </draw:text-box>
        </draw:frame>
        <draw:frame draw:style-name="gr3" draw:text-style-name="P6" draw:layer="layout" svg:width="7.2cm" svg:height="0.988cm" svg:x="2cm" svg:y="5.5cm">
          <draw:text-box>
            <text:p><text:span text:style-name="T6">If </text:span><text:span text:style-name="T6">(arr[po</text:span><text:span text:style-name="T6">s] == </text:span><text:span text:style-name="T6">key )</text:span></text:p>
          </draw:text-box>
        </draw:frame>
        <draw:frame draw:style-name="gr14" draw:text-style-name="P6" draw:layer="layout" svg:width="4.2cm" svg:height="1cm" svg:x="2.8cm" svg:y="6.3cm">
          <draw:text-box>
            <text:p><text:span text:style-name="T6">return </text:span><text:span text:style-name="T6">pos</text:span></text:p>
          </draw:text-box>
        </draw:frame>
        <draw:frame draw:style-name="gr3" draw:text-style-name="P6" draw:layer="layout" svg:width="4.2cm" svg:height="0.988cm" svg:x="1.4cm" svg:y="3.9cm">
          <draw:text-box>
            <text:p><text:span text:style-name="T6"><text:s/></text:span><text:span text:style-name="T6">pos = </text:span><text:span text:style-name="T6">0 </text:span></text:p>
          </draw:text-box>
        </draw:frame>
        <draw:g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><text:span text:style-name="T10">5</text:span></text:p>
          </draw:text-box>
        </draw:frame>
        <draw:frame draw:style-name="gr15" draw:text-style-name="P14" draw:layer="layout" svg:width="0.815cm" svg:height="0.831cm" svg:x="17.207cm" svg:y="11.3cm">
          <draw:text-box>
            <text:p><text:span text:style-name="T10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frame draw:style-name="gr14" draw:text-style-name="P6" draw:layer="layout" svg:width="3.9cm" svg:height="1cm" svg:x="2cm" svg:y="7.1cm">
          <draw:text-box>
            <text:p><text:span text:style-name="T6">pos++ </text:span></text:p>
          </draw:text-box>
        </draw:frame>
        <draw:frame draw:style-name="gr14" draw:text-style-name="P6" draw:layer="layout" svg:width="3.9cm" svg:height="1cm" svg:x="1.7cm" svg:y="8cm">
          <draw:text-box>
            <text:p><text:span text:style-name="T6">return -</text:span><text:span text:style-name="T6">1 </text:span></text:p>
          </draw:text-box>
        </draw:frame>
        <draw:g>
          <draw:line draw:style-name="gr19" draw:text-style-name="P17" draw:layer="layout" svg:x1="12.191cm" svg:y1="13.974cm" svg:x2="12.191cm" svg:y2="12.974cm">
            <text:p/>
          </draw:line>
          <draw:g>
            <draw:custom-shape draw:style-name="gr20" draw:text-style-name="P18" draw:layer="layout" svg:width="1.6cm" svg:height="0.8cm" svg:x="11.391cm" svg:y="14.1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11.469cm" svg:y="13.974cm">
              <draw:text-box>
                <text:p><text:span text:style-name="T6">pos</text:span></text:p>
              </draw:text-box>
            </draw:frame>
          </draw:g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xml:id="id47" draw:id="id47" draw:layer="layout" svg:width="7.2cm" svg:height="0.912cm" svg:x="2cm" svg:y="5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3.6cm" svg:height="1.115cm" svg:x="14cm" svg:y="3.8cm">
          <draw:text-box>
            <text:p><text:span text:style-name="T8">arr[SIZ</text:span><text:span text:style-name="T8">E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</text:span><text:span text:style-name="T9">10</text:span></text:p>
            </draw:text-box>
          </draw:frame>
        </draw:g>
        <draw:frame draw:style-name="gr14" draw:text-style-name="P6" draw:layer="layout" svg:width="6.6cm" svg:height="1cm" svg:x="1.6cm" svg:y="4.6cm">
          <draw:text-box>
            <text:p><text:span text:style-name="T6">while </text:span><text:span text:style-name="T6">( pos &lt; </text:span><text:span text:style-name="T6">SIZE)</text:span></text:p>
          </draw:text-box>
        </draw:frame>
        <draw:frame draw:style-name="gr3" draw:text-style-name="P6" draw:layer="layout" svg:width="7.2cm" svg:height="0.988cm" svg:x="2cm" svg:y="5.5cm">
          <draw:text-box>
            <text:p><text:span text:style-name="T6">If </text:span><text:span text:style-name="T6">(arr[po</text:span><text:span text:style-name="T6">s] == </text:span><text:span text:style-name="T6">key )</text:span></text:p>
          </draw:text-box>
        </draw:frame>
        <draw:frame draw:style-name="gr14" draw:text-style-name="P6" draw:layer="layout" svg:width="4.2cm" svg:height="1cm" svg:x="2.8cm" svg:y="6.3cm">
          <draw:text-box>
            <text:p><text:span text:style-name="T6">return </text:span><text:span text:style-name="T6">pos</text:span></text:p>
          </draw:text-box>
        </draw:frame>
        <draw:frame draw:style-name="gr14" draw:text-style-name="P6" draw:layer="layout" svg:width="3.9cm" svg:height="1cm" svg:x="2cm" svg:y="7.1cm">
          <draw:text-box>
            <text:p><text:span text:style-name="T6">pos++ </text:span></text:p>
          </draw:text-box>
        </draw:frame>
        <draw:frame draw:style-name="gr3" draw:text-style-name="P6" draw:layer="layout" svg:width="4.2cm" svg:height="0.988cm" svg:x="1.4cm" svg:y="3.9cm">
          <draw:text-box>
            <text:p><text:span text:style-name="T6"><text:s/></text:span><text:span text:style-name="T6">pos = </text:span><text:span text:style-name="T6">0 </text:span></text:p>
          </draw:text-box>
        </draw:frame>
        <draw:g xml:id="id49" draw:id="id49"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 xml:id="id48" text:id="id48"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><text:span text:style-name="T10">5</text:span></text:p>
          </draw:text-box>
        </draw:frame>
        <draw:frame draw:style-name="gr15" draw:text-style-name="P14" draw:layer="layout" svg:width="0.815cm" svg:height="0.831cm" svg:x="17.207cm" svg:y="11.3cm">
          <draw:text-box>
            <text:p><text:span text:style-name="T10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frame draw:style-name="gr14" draw:text-style-name="P6" draw:layer="layout" svg:width="3.9cm" svg:height="1cm" svg:x="1.7cm" svg:y="8cm">
          <draw:text-box>
            <text:p><text:span text:style-name="T6">return -</text:span><text:span text:style-name="T6">1 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</text:span><text:span text:style-name="T4">Structu</text:span><text:span text:style-name="T4">re – </text:span><text:span text:style-name="T4">Algorit</text:span><text:span text:style-name="T4">hm </text:span><text:span text:style-name="T5"><text:line-break/></text:span><text:span text:style-name="T5">Lin</text:span><text:span text:style-name="T5">ear</text:span><text:span text:style-name="T5">_se</text:span><text:span text:style-name="T5">arc</text:span><text:span text:style-name="T5">h(a</text:span><text:span text:style-name="T5">rr,k</text:span><text:span text:style-name="T5">ey)</text:span></text:p>
          </draw:text-box>
        </draw:frame>
        <draw:g>
          <draw:line draw:style-name="gr19" draw:text-style-name="P17" draw:layer="layout" svg:x1="12.191cm" svg:y1="13.974cm" svg:x2="12.191cm" svg:y2="12.974cm">
            <text:p/>
          </draw:line>
          <draw:g>
            <draw:custom-shape draw:style-name="gr20" draw:text-style-name="P18" draw:layer="layout" svg:width="1.6cm" svg:height="0.8cm" svg:x="11.391cm" svg:y="14.1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11.469cm" svg:y="13.974cm">
              <draw:text-box>
                <text:p><text:span text:style-name="T6">pos</text:span></text:p>
              </draw:text-box>
            </draw:frame>
          </draw:g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8" anim:sub-item="text" smil:attributeName="color" smil:to="#333399" anim:color-interpolation="rgb" anim:color-interpolation-direction="clockwise"/>
                </anim:par>
              </anim:par>
              <anim:par smil:begin="2s">
                <anim:par smil:begin="0s" smil:fill="hold" presentation:node-type="after-previous" presentation:preset-class="emphasis" presentation:preset-id="ooo-emphasis-flash-bulb">
                  <anim:transitionFilter smil:dur="0.5s" smil:targetElement="id49" smil:keySplines="0,0;0.2,0.5;0.8,0.5;1,0" smil:type="fade" smil:subtype="crossfade" smil:mode="out"/>
                  <anim:animateTransform smil:dur="0.25s" smil:fill="hold" smil:autoReverse="true" smil:targetElement="id49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xml:id="id50" draw:id="id50" draw:layer="layout" svg:width="3.2cm" svg:height="0.912cm" svg:x="2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3.6cm" svg:height="1.115cm" svg:x="14cm" svg:y="3.8cm">
          <draw:text-box>
            <text:p><text:span text:style-name="T8">arr[SIZ</text:span><text:span text:style-name="T8">E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</text:span><text:span text:style-name="T9">10</text:span></text:p>
            </draw:text-box>
          </draw:frame>
        </draw:g>
        <draw:frame draw:style-name="gr14" draw:text-style-name="P6" draw:layer="layout" svg:width="6.6cm" svg:height="1cm" svg:x="1.6cm" svg:y="4.6cm">
          <draw:text-box>
            <text:p><text:span text:style-name="T6">while </text:span><text:span text:style-name="T6">( pos &lt; </text:span><text:span text:style-name="T6">SIZE)</text:span></text:p>
          </draw:text-box>
        </draw:frame>
        <draw:frame draw:style-name="gr3" draw:text-style-name="P6" draw:layer="layout" svg:width="7.2cm" svg:height="0.988cm" svg:x="2cm" svg:y="5.5cm">
          <draw:text-box>
            <text:p><text:span text:style-name="T6">If </text:span><text:span text:style-name="T6">(arr[po</text:span><text:span text:style-name="T6">s] == </text:span><text:span text:style-name="T6">key )</text:span></text:p>
          </draw:text-box>
        </draw:frame>
        <draw:frame draw:style-name="gr14" draw:text-style-name="P6" draw:layer="layout" svg:width="4.2cm" svg:height="1cm" svg:x="2.8cm" svg:y="6.3cm">
          <draw:text-box>
            <text:p><text:span text:style-name="T6">return </text:span><text:span text:style-name="T6">pos</text:span></text:p>
          </draw:text-box>
        </draw:frame>
        <draw:frame draw:style-name="gr14" draw:text-style-name="P6" draw:layer="layout" svg:width="3.9cm" svg:height="1cm" svg:x="2cm" svg:y="7.1cm">
          <draw:text-box>
            <text:p><text:span text:style-name="T6">pos++ </text:span></text:p>
          </draw:text-box>
        </draw:frame>
        <draw:frame draw:style-name="gr3" draw:text-style-name="P6" draw:layer="layout" svg:width="4.2cm" svg:height="0.988cm" svg:x="1.4cm" svg:y="3.9cm">
          <draw:text-box>
            <text:p><text:span text:style-name="T6"><text:s/></text:span><text:span text:style-name="T6">pos = </text:span><text:span text:style-name="T6">0 </text:span></text:p>
          </draw:text-box>
        </draw:frame>
        <draw:g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><text:span text:style-name="T10">5</text:span></text:p>
          </draw:text-box>
        </draw:frame>
        <draw:frame draw:style-name="gr15" draw:text-style-name="P14" draw:layer="layout" svg:width="0.815cm" svg:height="0.831cm" svg:x="17.207cm" svg:y="11.3cm">
          <draw:text-box>
            <text:p><text:span text:style-name="T10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g xml:id="id51" draw:id="id51">
          <draw:line draw:style-name="gr19" draw:text-style-name="P17" draw:layer="layout" svg:x1="12.191cm" svg:y1="13.974cm" svg:x2="12.191cm" svg:y2="12.974cm">
            <text:p/>
          </draw:line>
          <draw:g>
            <draw:custom-shape draw:style-name="gr20" draw:text-style-name="P18" draw:layer="layout" svg:width="1.6cm" svg:height="0.8cm" svg:x="11.391cm" svg:y="14.1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11.469cm" svg:y="13.974cm">
              <draw:text-box>
                <text:p><text:span text:style-name="T6">pos</text:span></text:p>
              </draw:text-box>
            </draw:frame>
          </draw:g>
        </draw:g>
        <draw:frame draw:style-name="gr14" draw:text-style-name="P6" draw:layer="layout" svg:width="3.9cm" svg:height="1cm" svg:x="1.7cm" svg:y="8cm">
          <draw:text-box>
            <text:p><text:span text:style-name="T6">return -</text:span><text:span text:style-name="T6">1 </text:span></text:p>
          </draw:text-box>
        </draw:frame>
        <draw:g xml:id="id52" draw:id="id52">
          <draw:line draw:style-name="gr19" draw:text-style-name="P17" draw:layer="layout" svg:x1="13.898cm" svg:y1="14.012cm" svg:x2="13.898cm" svg:y2="13.012cm">
            <text:p/>
          </draw:line>
          <draw:g>
            <draw:custom-shape draw:style-name="gr20" draw:text-style-name="P18" draw:layer="layout" svg:width="1.6cm" svg:height="0.8cm" svg:x="13.098cm" svg:y="14.17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13.176cm" svg:y="14.012cm">
              <draw:text-box>
                <text:p><text:span text:style-name="T6">pos</text:span></text:p>
              </draw:text-box>
            </draw:frame>
          </draw:g>
        </draw:g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</text:span><text:span text:style-name="T4">Structu</text:span><text:span text:style-name="T4">re – </text:span><text:span text:style-name="T4">Algorit</text:span><text:span text:style-name="T4">hm </text:span><text:span text:style-name="T5"><text:line-break/></text:span><text:span text:style-name="T5">Lin</text:span><text:span text:style-name="T5">ear</text:span><text:span text:style-name="T5">_se</text:span><text:span text:style-name="T5">arc</text:span><text:span text:style-name="T5">h(a</text:span><text:span text:style-name="T5">rr,k</text:span><text:span text:style-name="T5">ey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xml:id="id53" draw:id="id53" draw:layer="layout" svg:width="6.6cm" svg:height="0.812cm" svg:x="1.6cm" svg:y="4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</text:span><text:span text:style-name="T4">Structu</text:span><text:span text:style-name="T4">re – </text:span><text:span text:style-name="T4">Algorit</text:span><text:span text:style-name="T4">hm </text:span><text:span text:style-name="T5"><text:line-break/></text:span><text:span text:style-name="T5">Lin</text:span><text:span text:style-name="T5">ear</text:span><text:span text:style-name="T5">_se</text:span><text:span text:style-name="T5">arc</text:span><text:span text:style-name="T5">h(a</text:span><text:span text:style-name="T5">rr,k</text:span><text:span text:style-name="T5">ey)</text:span></text:p>
          </draw:text-box>
        </draw:frame>
        <draw:frame draw:style-name="gr9" draw:text-style-name="P9" draw:layer="layout" svg:width="3.6cm" svg:height="1.115cm" svg:x="14cm" svg:y="3.8cm">
          <draw:text-box>
            <text:p><text:span text:style-name="T8">arr[SIZ</text:span><text:span text:style-name="T8">E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</text:span><text:span text:style-name="T9">10</text:span></text:p>
            </draw:text-box>
          </draw:frame>
        </draw:g>
        <draw:frame draw:style-name="gr14" draw:text-style-name="P6" draw:layer="layout" svg:width="6.6cm" svg:height="1cm" svg:x="1.6cm" svg:y="4.6cm">
          <draw:text-box>
            <text:p><text:span text:style-name="T6">while </text:span><text:span text:style-name="T6">( pos &lt; </text:span><text:span text:style-name="T6">SIZE)</text:span></text:p>
          </draw:text-box>
        </draw:frame>
        <draw:frame draw:style-name="gr3" draw:text-style-name="P6" draw:layer="layout" svg:width="7.2cm" svg:height="0.988cm" svg:x="2cm" svg:y="5.5cm">
          <draw:text-box>
            <text:p><text:span text:style-name="T6">If </text:span><text:span text:style-name="T6">(arr[po</text:span><text:span text:style-name="T6">s] == </text:span><text:span text:style-name="T6">key )</text:span></text:p>
          </draw:text-box>
        </draw:frame>
        <draw:frame draw:style-name="gr14" draw:text-style-name="P6" draw:layer="layout" svg:width="4.2cm" svg:height="1cm" svg:x="2.8cm" svg:y="6.3cm">
          <draw:text-box>
            <text:p><text:span text:style-name="T6">return </text:span><text:span text:style-name="T6">pos</text:span></text:p>
          </draw:text-box>
        </draw:frame>
        <draw:frame draw:style-name="gr3" draw:text-style-name="P6" draw:layer="layout" svg:width="4.2cm" svg:height="0.988cm" svg:x="1.4cm" svg:y="3.9cm">
          <draw:text-box>
            <text:p><text:span text:style-name="T6"><text:s/></text:span><text:span text:style-name="T6">pos = </text:span><text:span text:style-name="T6">0 </text:span></text:p>
          </draw:text-box>
        </draw:frame>
        <draw:g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><text:span text:style-name="T10">5</text:span></text:p>
          </draw:text-box>
        </draw:frame>
        <draw:frame draw:style-name="gr15" draw:text-style-name="P14" draw:layer="layout" svg:width="0.815cm" svg:height="0.831cm" svg:x="17.207cm" svg:y="11.3cm">
          <draw:text-box>
            <text:p><text:span text:style-name="T10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frame draw:style-name="gr14" draw:text-style-name="P6" draw:layer="layout" svg:width="3.9cm" svg:height="1cm" svg:x="2cm" svg:y="7.1cm">
          <draw:text-box>
            <text:p><text:span text:style-name="T6">pos++ </text:span></text:p>
          </draw:text-box>
        </draw:frame>
        <draw:frame draw:style-name="gr14" draw:text-style-name="P6" draw:layer="layout" svg:width="3.9cm" svg:height="1cm" svg:x="1.7cm" svg:y="8cm">
          <draw:text-box>
            <text:p><text:span text:style-name="T6">return -</text:span><text:span text:style-name="T6">1 </text:span></text:p>
          </draw:text-box>
        </draw:frame>
        <draw:g>
          <draw:line draw:style-name="gr19" draw:text-style-name="P17" draw:layer="layout" svg:x1="13.898cm" svg:y1="14.012cm" svg:x2="13.898cm" svg:y2="13.012cm">
            <text:p/>
          </draw:line>
          <draw:g>
            <draw:custom-shape draw:style-name="gr20" draw:text-style-name="P18" draw:layer="layout" svg:width="1.6cm" svg:height="0.8cm" svg:x="13.098cm" svg:y="14.17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13.176cm" svg:y="14.012cm">
              <draw:text-box>
                <text:p><text:span text:style-name="T6">pos</text:span></text:p>
              </draw:text-box>
            </draw:frame>
          </draw:g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xml:id="id54" draw:id="id54" draw:layer="layout" svg:width="7.2cm" svg:height="0.912cm" svg:x="2cm" svg:y="5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10</text:span></text:p>
            </draw:text-box>
          </draw:frame>
        </draw:g>
        <draw:frame draw:style-name="gr14" draw:text-style-name="P6" draw:layer="layout" svg:width="6.6cm" svg:height="1cm" svg:x="1.6cm" svg:y="4.6cm">
          <draw:text-box>
            <text:p><text:span text:style-name="T6">while ( pos &lt; SIZE)</text:span></text:p>
          </draw:text-box>
        </draw:frame>
        <draw:frame draw:style-name="gr3" draw:text-style-name="P6" draw:layer="layout" svg:width="7.2cm" svg:height="0.988cm" svg:x="2cm" svg:y="5.5cm">
          <draw:text-box>
            <text:p><text:span text:style-name="T6">If (arr[pos] == key )</text:span></text:p>
          </draw:text-box>
        </draw:frame>
        <draw:frame draw:style-name="gr14" draw:text-style-name="P6" draw:layer="layout" svg:width="4.2cm" svg:height="1cm" svg:x="2.8cm" svg:y="6.3cm">
          <draw:text-box>
            <text:p><text:span text:style-name="T6">return pos</text:span></text:p>
          </draw:text-box>
        </draw:frame>
        <draw:frame draw:style-name="gr14" draw:text-style-name="P6" draw:layer="layout" svg:width="3.9cm" svg:height="1cm" svg:x="2cm" svg:y="7.1cm">
          <draw:text-box>
            <text:p><text:span text:style-name="T6">pos++ </text:span></text:p>
          </draw:text-box>
        </draw:frame>
        <draw:frame draw:style-name="gr3" draw:text-style-name="P6" draw:layer="layout" svg:width="4.2cm" svg:height="0.988cm" svg:x="1.4cm" svg:y="3.9cm">
          <draw:text-box>
            <text:p><text:span text:style-name="T6"><text:s/></text:span><text:span text:style-name="T6">pos = 0 </text:span></text:p>
          </draw:text-box>
        </draw:frame>
        <draw:g xml:id="id56" draw:id="id56"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 xml:id="id55" text:id="id55"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><text:span text:style-name="T10">5</text:span></text:p>
          </draw:text-box>
        </draw:frame>
        <draw:frame draw:style-name="gr15" draw:text-style-name="P14" draw:layer="layout" svg:width="0.815cm" svg:height="0.831cm" svg:x="17.207cm" svg:y="11.3cm">
          <draw:text-box>
            <text:p><text:span text:style-name="T10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frame draw:style-name="gr14" draw:text-style-name="P6" draw:layer="layout" svg:width="3.9cm" svg:height="1cm" svg:x="1.7cm" svg:y="8cm">
          <draw:text-box>
            <text:p><text:span text:style-name="T6">return -1 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Algorithm </text:span><text:span text:style-name="T5"><text:line-break/></text:span><text:span text:style-name="T5">Linear_search(arr,key)</text:span></text:p>
          </draw:text-box>
        </draw:frame>
        <draw:g>
          <draw:line draw:style-name="gr19" draw:text-style-name="P17" draw:layer="layout" svg:x1="13.898cm" svg:y1="14.012cm" svg:x2="13.898cm" svg:y2="13.012cm">
            <text:p/>
          </draw:line>
          <draw:g>
            <draw:custom-shape draw:style-name="gr20" draw:text-style-name="P18" draw:layer="layout" svg:width="1.6cm" svg:height="0.8cm" svg:x="13.098cm" svg:y="14.17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13.176cm" svg:y="14.012cm">
              <draw:text-box>
                <text:p><text:span text:style-name="T6">pos</text:span></text:p>
              </draw:text-box>
            </draw:frame>
          </draw:g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55" anim:sub-item="text" smil:attributeName="color" smil:to="#333399" anim:color-interpolation="rgb" anim:color-interpolation-direction="clockwise"/>
                </anim:par>
              </anim:par>
              <anim:par smil:begin="2s">
                <anim:par smil:begin="0s" smil:fill="hold" presentation:node-type="after-previous" presentation:preset-class="emphasis" presentation:preset-id="ooo-emphasis-flash-bulb">
                  <anim:transitionFilter smil:dur="0.5s" smil:targetElement="id56" smil:keySplines="0,0;0.2,0.5;0.8,0.5;1,0" smil:type="fade" smil:subtype="crossfade" smil:mode="out"/>
                  <anim:animateTransform smil:dur="0.25s" smil:fill="hold" smil:autoReverse="true" smil:targetElement="id56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xml:id="id57" draw:id="id57" draw:layer="layout" svg:width="3.2cm" svg:height="0.912cm" svg:x="2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3.6cm" svg:height="1.115cm" svg:x="14cm" svg:y="3.8cm">
          <draw:text-box>
            <text:p><text:span text:style-name="T8">arr[SIZ</text:span><text:span text:style-name="T8">E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</text:span><text:span text:style-name="T9">10</text:span></text:p>
            </draw:text-box>
          </draw:frame>
        </draw:g>
        <draw:frame draw:style-name="gr14" draw:text-style-name="P6" draw:layer="layout" svg:width="6.6cm" svg:height="1cm" svg:x="1.6cm" svg:y="4.6cm">
          <draw:text-box>
            <text:p><text:span text:style-name="T6">while </text:span><text:span text:style-name="T6">( pos &lt; </text:span><text:span text:style-name="T6">SIZE)</text:span></text:p>
          </draw:text-box>
        </draw:frame>
        <draw:frame draw:style-name="gr3" draw:text-style-name="P6" draw:layer="layout" svg:width="7.2cm" svg:height="0.988cm" svg:x="2cm" svg:y="5.5cm">
          <draw:text-box>
            <text:p><text:span text:style-name="T6">If </text:span><text:span text:style-name="T6">(arr[po</text:span><text:span text:style-name="T6">s] == </text:span><text:span text:style-name="T6">key )</text:span></text:p>
          </draw:text-box>
        </draw:frame>
        <draw:frame draw:style-name="gr14" draw:text-style-name="P6" draw:layer="layout" svg:width="4.2cm" svg:height="1cm" svg:x="2.8cm" svg:y="6.3cm">
          <draw:text-box>
            <text:p><text:span text:style-name="T6">return </text:span><text:span text:style-name="T6">pos</text:span></text:p>
          </draw:text-box>
        </draw:frame>
        <draw:frame draw:style-name="gr14" draw:text-style-name="P6" draw:layer="layout" svg:width="3.9cm" svg:height="1cm" svg:x="2cm" svg:y="7.1cm">
          <draw:text-box>
            <text:p><text:span text:style-name="T6">pos++ </text:span></text:p>
          </draw:text-box>
        </draw:frame>
        <draw:frame draw:style-name="gr3" draw:text-style-name="P6" draw:layer="layout" svg:width="4.2cm" svg:height="0.988cm" svg:x="1.4cm" svg:y="3.9cm">
          <draw:text-box>
            <text:p><text:span text:style-name="T6"><text:s/></text:span><text:span text:style-name="T6">pos = </text:span><text:span text:style-name="T6">0 </text:span></text:p>
          </draw:text-box>
        </draw:frame>
        <draw:g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><text:span text:style-name="T10">5</text:span></text:p>
          </draw:text-box>
        </draw:frame>
        <draw:frame draw:style-name="gr15" draw:text-style-name="P14" draw:layer="layout" svg:width="0.815cm" svg:height="0.831cm" svg:x="17.207cm" svg:y="11.3cm">
          <draw:text-box>
            <text:p><text:span text:style-name="T10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g xml:id="id59" draw:id="id59">
          <draw:line draw:style-name="gr19" draw:text-style-name="P17" draw:layer="layout" svg:x1="15.7cm" svg:y1="14.012cm" svg:x2="15.7cm" svg:y2="13.012cm">
            <text:p/>
          </draw:line>
          <draw:g>
            <draw:custom-shape draw:style-name="gr20" draw:text-style-name="P18" draw:layer="layout" svg:width="1.6cm" svg:height="0.8cm" svg:x="14.9cm" svg:y="14.17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14.978cm" svg:y="14.012cm">
              <draw:text-box>
                <text:p><text:span text:style-name="T6">pos</text:span></text:p>
              </draw:text-box>
            </draw:frame>
          </draw:g>
        </draw:g>
        <draw:frame draw:style-name="gr14" draw:text-style-name="P6" draw:layer="layout" svg:width="3.9cm" svg:height="1cm" svg:x="1.7cm" svg:y="8cm">
          <draw:text-box>
            <text:p><text:span text:style-name="T6">return -</text:span><text:span text:style-name="T6">1 </text:span></text:p>
          </draw:text-box>
        </draw:frame>
        <draw:g xml:id="id58" draw:id="id58">
          <draw:line draw:style-name="gr19" draw:text-style-name="P17" draw:layer="layout" svg:x1="13.898cm" svg:y1="14.012cm" svg:x2="13.898cm" svg:y2="13.012cm">
            <text:p/>
          </draw:line>
          <draw:g>
            <draw:custom-shape draw:style-name="gr20" draw:text-style-name="P18" draw:layer="layout" svg:width="1.6cm" svg:height="0.8cm" svg:x="13.098cm" svg:y="14.17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13.176cm" svg:y="14.012cm">
              <draw:text-box>
                <text:p><text:span text:style-name="T6">pos</text:span></text:p>
              </draw:text-box>
            </draw:frame>
          </draw:g>
        </draw:g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</text:span><text:span text:style-name="T4">Structu</text:span><text:span text:style-name="T4">re – </text:span><text:span text:style-name="T4">Algorit</text:span><text:span text:style-name="T4">hm </text:span><text:span text:style-name="T5"><text:line-break/></text:span><text:span text:style-name="T5">Lin</text:span><text:span text:style-name="T5">ear</text:span><text:span text:style-name="T5">_se</text:span><text:span text:style-name="T5">arc</text:span><text:span text:style-name="T5">h(a</text:span><text:span text:style-name="T5">rr,k</text:span><text:span text:style-name="T5">ey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xml:id="id60" draw:id="id60" draw:layer="layout" svg:width="6.6cm" svg:height="0.812cm" svg:x="1.6cm" svg:y="4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</text:span><text:span text:style-name="T4">Structu</text:span><text:span text:style-name="T4">re – </text:span><text:span text:style-name="T4">Algorit</text:span><text:span text:style-name="T4">hm </text:span><text:span text:style-name="T5"><text:line-break/></text:span><text:span text:style-name="T5">Lin</text:span><text:span text:style-name="T5">ear</text:span><text:span text:style-name="T5">_se</text:span><text:span text:style-name="T5">arc</text:span><text:span text:style-name="T5">h(a</text:span><text:span text:style-name="T5">rr,k</text:span><text:span text:style-name="T5">ey)</text:span></text:p>
          </draw:text-box>
        </draw:frame>
        <draw:frame draw:style-name="gr9" draw:text-style-name="P9" draw:layer="layout" svg:width="3.6cm" svg:height="1.115cm" svg:x="14cm" svg:y="3.8cm">
          <draw:text-box>
            <text:p><text:span text:style-name="T8">arr[SIZ</text:span><text:span text:style-name="T8">E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</text:span><text:span text:style-name="T9">10</text:span></text:p>
            </draw:text-box>
          </draw:frame>
        </draw:g>
        <draw:frame draw:style-name="gr14" draw:text-style-name="P6" draw:layer="layout" svg:width="6.6cm" svg:height="1cm" svg:x="1.6cm" svg:y="4.6cm">
          <draw:text-box>
            <text:p><text:span text:style-name="T6">while </text:span><text:span text:style-name="T6">( pos &lt; </text:span><text:span text:style-name="T6">SIZE)</text:span></text:p>
          </draw:text-box>
        </draw:frame>
        <draw:frame draw:style-name="gr3" draw:text-style-name="P6" draw:layer="layout" svg:width="7.2cm" svg:height="0.988cm" svg:x="2cm" svg:y="5.5cm">
          <draw:text-box>
            <text:p><text:span text:style-name="T6">If </text:span><text:span text:style-name="T6">(arr[po</text:span><text:span text:style-name="T6">s] == </text:span><text:span text:style-name="T6">key )</text:span></text:p>
          </draw:text-box>
        </draw:frame>
        <draw:frame draw:style-name="gr14" draw:text-style-name="P6" draw:layer="layout" svg:width="4.2cm" svg:height="1cm" svg:x="2.8cm" svg:y="6.3cm">
          <draw:text-box>
            <text:p><text:span text:style-name="T6">return </text:span><text:span text:style-name="T6">pos</text:span></text:p>
          </draw:text-box>
        </draw:frame>
        <draw:frame draw:style-name="gr3" draw:text-style-name="P6" draw:layer="layout" svg:width="4.2cm" svg:height="0.988cm" svg:x="1.4cm" svg:y="3.9cm">
          <draw:text-box>
            <text:p><text:span text:style-name="T6"><text:s/></text:span><text:span text:style-name="T6">pos = </text:span><text:span text:style-name="T6">0 </text:span></text:p>
          </draw:text-box>
        </draw:frame>
        <draw:g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><text:span text:style-name="T10">5</text:span></text:p>
          </draw:text-box>
        </draw:frame>
        <draw:frame draw:style-name="gr15" draw:text-style-name="P14" draw:layer="layout" svg:width="0.815cm" svg:height="0.831cm" svg:x="17.207cm" svg:y="11.3cm">
          <draw:text-box>
            <text:p><text:span text:style-name="T10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frame draw:style-name="gr14" draw:text-style-name="P6" draw:layer="layout" svg:width="3.9cm" svg:height="1cm" svg:x="2cm" svg:y="7.1cm">
          <draw:text-box>
            <text:p><text:span text:style-name="T6">pos++ </text:span></text:p>
          </draw:text-box>
        </draw:frame>
        <draw:frame draw:style-name="gr14" draw:text-style-name="P6" draw:layer="layout" svg:width="3.9cm" svg:height="1cm" svg:x="1.7cm" svg:y="8cm">
          <draw:text-box>
            <text:p><text:span text:style-name="T6">return -</text:span><text:span text:style-name="T6">1 </text:span></text:p>
          </draw:text-box>
        </draw:frame>
        <draw:g>
          <draw:line draw:style-name="gr19" draw:text-style-name="P17" draw:layer="layout" svg:x1="15.7cm" svg:y1="14.012cm" svg:x2="15.7cm" svg:y2="13.012cm">
            <text:p/>
          </draw:line>
          <draw:g>
            <draw:custom-shape draw:style-name="gr20" draw:text-style-name="P18" draw:layer="layout" svg:width="1.6cm" svg:height="0.8cm" svg:x="14.9cm" svg:y="14.17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14.978cm" svg:y="14.012cm">
              <draw:text-box>
                <text:p><text:span text:style-name="T6">pos</text:span></text:p>
              </draw:text-box>
            </draw:frame>
          </draw:g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xml:id="id61" draw:id="id61" draw:layer="layout" svg:width="7.2cm" svg:height="0.912cm" svg:x="2cm" svg:y="5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3.6cm" svg:height="1.115cm" svg:x="14cm" svg:y="3.8cm">
          <draw:text-box>
            <text:p><text:span text:style-name="T8">arr[SIZ</text:span><text:span text:style-name="T8">E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</text:span><text:span text:style-name="T9">10</text:span></text:p>
            </draw:text-box>
          </draw:frame>
        </draw:g>
        <draw:frame draw:style-name="gr14" draw:text-style-name="P6" draw:layer="layout" svg:width="6.6cm" svg:height="1cm" svg:x="1.6cm" svg:y="4.6cm">
          <draw:text-box>
            <text:p><text:span text:style-name="T6">while </text:span><text:span text:style-name="T6">( pos &lt; </text:span><text:span text:style-name="T6">SIZE)</text:span></text:p>
          </draw:text-box>
        </draw:frame>
        <draw:frame draw:style-name="gr3" draw:text-style-name="P6" draw:layer="layout" svg:width="7.2cm" svg:height="0.988cm" svg:x="2cm" svg:y="5.5cm">
          <draw:text-box>
            <text:p><text:span text:style-name="T6">If </text:span><text:span text:style-name="T6">(arr[po</text:span><text:span text:style-name="T6">s] == </text:span><text:span text:style-name="T6">key )</text:span></text:p>
          </draw:text-box>
        </draw:frame>
        <draw:frame draw:style-name="gr14" draw:text-style-name="P6" draw:layer="layout" svg:width="4.2cm" svg:height="1cm" svg:x="2.8cm" svg:y="6.3cm">
          <draw:text-box>
            <text:p><text:span text:style-name="T6">return </text:span><text:span text:style-name="T6">pos</text:span></text:p>
          </draw:text-box>
        </draw:frame>
        <draw:frame draw:style-name="gr14" draw:text-style-name="P6" draw:layer="layout" svg:width="3.9cm" svg:height="1cm" svg:x="2cm" svg:y="7.1cm">
          <draw:text-box>
            <text:p><text:span text:style-name="T6">pos++ </text:span></text:p>
          </draw:text-box>
        </draw:frame>
        <draw:frame draw:style-name="gr3" draw:text-style-name="P6" draw:layer="layout" svg:width="4.2cm" svg:height="0.988cm" svg:x="1.4cm" svg:y="3.9cm">
          <draw:text-box>
            <text:p><text:span text:style-name="T6"><text:s/></text:span><text:span text:style-name="T6">pos = </text:span><text:span text:style-name="T6">0 </text:span></text:p>
          </draw:text-box>
        </draw:frame>
        <draw:g xml:id="id63" draw:id="id63"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 xml:id="id62" text:id="id62"><text:span text:style-name="T10">5</text:span></text:p>
          </draw:text-box>
        </draw:frame>
        <draw:frame draw:style-name="gr15" draw:text-style-name="P14" draw:layer="layout" svg:width="0.815cm" svg:height="0.831cm" svg:x="17.207cm" svg:y="11.3cm">
          <draw:text-box>
            <text:p><text:span text:style-name="T10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frame draw:style-name="gr14" draw:text-style-name="P6" draw:layer="layout" svg:width="3.9cm" svg:height="1cm" svg:x="1.7cm" svg:y="8cm">
          <draw:text-box>
            <text:p><text:span text:style-name="T6">return -</text:span><text:span text:style-name="T6">1 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</text:span><text:span text:style-name="T4">Structu</text:span><text:span text:style-name="T4">re – </text:span><text:span text:style-name="T4">Algorit</text:span><text:span text:style-name="T4">hm </text:span><text:span text:style-name="T5"><text:line-break/></text:span><text:span text:style-name="T5">Lin</text:span><text:span text:style-name="T5">ear</text:span><text:span text:style-name="T5">_se</text:span><text:span text:style-name="T5">arc</text:span><text:span text:style-name="T5">h(a</text:span><text:span text:style-name="T5">rr,k</text:span><text:span text:style-name="T5">ey)</text:span></text:p>
          </draw:text-box>
        </draw:frame>
        <draw:g>
          <draw:line draw:style-name="gr19" draw:text-style-name="P17" draw:layer="layout" svg:x1="15.7cm" svg:y1="14.012cm" svg:x2="15.7cm" svg:y2="13.012cm">
            <text:p/>
          </draw:line>
          <draw:g>
            <draw:custom-shape draw:style-name="gr20" draw:text-style-name="P18" draw:layer="layout" svg:width="1.6cm" svg:height="0.8cm" svg:x="14.9cm" svg:y="14.17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14.978cm" svg:y="14.012cm">
              <draw:text-box>
                <text:p><text:span text:style-name="T6">pos</text:span></text:p>
              </draw:text-box>
            </draw:frame>
          </draw:g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62" anim:sub-item="text" smil:attributeName="color" smil:to="#333399" anim:color-interpolation="rgb" anim:color-interpolation-direction="clockwise"/>
                </anim:par>
              </anim:par>
              <anim:par smil:begin="2s">
                <anim:par smil:begin="0s" smil:fill="hold" presentation:node-type="after-previous" presentation:preset-class="emphasis" presentation:preset-id="ooo-emphasis-flash-bulb">
                  <anim:transitionFilter smil:dur="0.5s" smil:targetElement="id63" smil:keySplines="0,0;0.2,0.5;0.8,0.5;1,0" smil:type="fade" smil:subtype="crossfade" smil:mode="out"/>
                  <anim:animateTransform smil:dur="0.25s" smil:fill="hold" smil:autoReverse="true" smil:targetElement="id63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xml:id="id64" draw:id="id64" draw:layer="layout" svg:width="3.2cm" svg:height="0.912cm" svg:x="2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3.6cm" svg:height="1.115cm" svg:x="14cm" svg:y="3.8cm">
          <draw:text-box>
            <text:p><text:span text:style-name="T8">arr[SIZ</text:span><text:span text:style-name="T8">E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</text:span><text:span text:style-name="T9">10</text:span></text:p>
            </draw:text-box>
          </draw:frame>
        </draw:g>
        <draw:frame draw:style-name="gr14" draw:text-style-name="P6" draw:layer="layout" svg:width="6.6cm" svg:height="1cm" svg:x="1.6cm" svg:y="4.6cm">
          <draw:text-box>
            <text:p><text:span text:style-name="T6">while </text:span><text:span text:style-name="T6">( pos &lt; </text:span><text:span text:style-name="T6">SIZE)</text:span></text:p>
          </draw:text-box>
        </draw:frame>
        <draw:frame draw:style-name="gr3" draw:text-style-name="P6" draw:layer="layout" svg:width="7.2cm" svg:height="0.988cm" svg:x="2cm" svg:y="5.5cm">
          <draw:text-box>
            <text:p><text:span text:style-name="T6">If </text:span><text:span text:style-name="T6">(arr[po</text:span><text:span text:style-name="T6">s] == </text:span><text:span text:style-name="T6">key )</text:span></text:p>
          </draw:text-box>
        </draw:frame>
        <draw:frame draw:style-name="gr14" draw:text-style-name="P6" draw:layer="layout" svg:width="4.2cm" svg:height="1cm" svg:x="2.8cm" svg:y="6.3cm">
          <draw:text-box>
            <text:p><text:span text:style-name="T6">return </text:span><text:span text:style-name="T6">pos</text:span></text:p>
          </draw:text-box>
        </draw:frame>
        <draw:frame draw:style-name="gr14" draw:text-style-name="P6" draw:layer="layout" svg:width="3.9cm" svg:height="1cm" svg:x="2cm" svg:y="7.1cm">
          <draw:text-box>
            <text:p><text:span text:style-name="T6">pos++ </text:span></text:p>
          </draw:text-box>
        </draw:frame>
        <draw:frame draw:style-name="gr3" draw:text-style-name="P6" draw:layer="layout" svg:width="4.2cm" svg:height="0.988cm" svg:x="1.4cm" svg:y="3.9cm">
          <draw:text-box>
            <text:p><text:span text:style-name="T6"><text:s/></text:span><text:span text:style-name="T6">pos = </text:span><text:span text:style-name="T6">0 </text:span></text:p>
          </draw:text-box>
        </draw:frame>
        <draw:g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><text:span text:style-name="T10">5</text:span></text:p>
          </draw:text-box>
        </draw:frame>
        <draw:frame draw:style-name="gr15" draw:text-style-name="P14" draw:layer="layout" svg:width="0.815cm" svg:height="0.831cm" svg:x="17.207cm" svg:y="11.3cm">
          <draw:text-box>
            <text:p><text:span text:style-name="T10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g xml:id="id65" draw:id="id65">
          <draw:line draw:style-name="gr19" draw:text-style-name="P17" draw:layer="layout" svg:x1="15.7cm" svg:y1="14.012cm" svg:x2="15.7cm" svg:y2="13.012cm">
            <text:p/>
          </draw:line>
          <draw:g>
            <draw:custom-shape draw:style-name="gr20" draw:text-style-name="P18" draw:layer="layout" svg:width="1.6cm" svg:height="0.8cm" svg:x="14.9cm" svg:y="14.17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14.978cm" svg:y="14.012cm">
              <draw:text-box>
                <text:p><text:span text:style-name="T6">pos</text:span></text:p>
              </draw:text-box>
            </draw:frame>
          </draw:g>
        </draw:g>
        <draw:frame draw:style-name="gr14" draw:text-style-name="P6" draw:layer="layout" svg:width="3.9cm" svg:height="1cm" svg:x="1.7cm" svg:y="8cm">
          <draw:text-box>
            <text:p><text:span text:style-name="T6">return -</text:span><text:span text:style-name="T6">1 </text:span></text:p>
          </draw:text-box>
        </draw:frame>
        <draw:g xml:id="id66" draw:id="id66">
          <draw:line draw:style-name="gr19" draw:text-style-name="P17" draw:layer="layout" svg:x1="17.502cm" svg:y1="13.986cm" svg:x2="17.502cm" svg:y2="12.986cm">
            <text:p/>
          </draw:line>
          <draw:g>
            <draw:custom-shape draw:style-name="gr20" draw:text-style-name="P18" draw:layer="layout" svg:width="1.6cm" svg:height="0.8cm" svg:x="16.702cm" svg:y="14.14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16.78cm" svg:y="13.986cm">
              <draw:text-box>
                <text:p><text:span text:style-name="T6">pos</text:span></text:p>
              </draw:text-box>
            </draw:frame>
          </draw:g>
        </draw:g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</text:span><text:span text:style-name="T4">Structu</text:span><text:span text:style-name="T4">re – </text:span><text:span text:style-name="T4">Algorit</text:span><text:span text:style-name="T4">hm </text:span><text:span text:style-name="T5"><text:line-break/></text:span><text:span text:style-name="T5">Lin</text:span><text:span text:style-name="T5">ear</text:span><text:span text:style-name="T5">_se</text:span><text:span text:style-name="T5">arc</text:span><text:span text:style-name="T5">h(a</text:span><text:span text:style-name="T5">rr,k</text:span><text:span text:style-name="T5">ey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65" smil:attributeName="visibility" smil:to="hidden"/>
                </anim:par>
              </anim:par>
              <anim:par smil:begin="2E-0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xml:id="id67" draw:id="id67" draw:layer="layout" svg:width="6.6cm" svg:height="0.812cm" svg:x="1.6cm" svg:y="4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</text:span><text:span text:style-name="T4">Structu</text:span><text:span text:style-name="T4">re – </text:span><text:span text:style-name="T4">Algorit</text:span><text:span text:style-name="T4">hm </text:span><text:span text:style-name="T5"><text:line-break/></text:span><text:span text:style-name="T5">Lin</text:span><text:span text:style-name="T5">ear</text:span><text:span text:style-name="T5">_se</text:span><text:span text:style-name="T5">arc</text:span><text:span text:style-name="T5">h(a</text:span><text:span text:style-name="T5">rr,k</text:span><text:span text:style-name="T5">ey)</text:span></text:p>
          </draw:text-box>
        </draw:frame>
        <draw:frame draw:style-name="gr9" draw:text-style-name="P9" draw:layer="layout" svg:width="3.6cm" svg:height="1.115cm" svg:x="14cm" svg:y="3.8cm">
          <draw:text-box>
            <text:p><text:span text:style-name="T8">arr[SIZ</text:span><text:span text:style-name="T8">E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</text:span><text:span text:style-name="T9">10</text:span></text:p>
            </draw:text-box>
          </draw:frame>
        </draw:g>
        <draw:frame draw:style-name="gr14" draw:text-style-name="P6" draw:layer="layout" svg:width="6.6cm" svg:height="1cm" svg:x="1.6cm" svg:y="4.6cm">
          <draw:text-box>
            <text:p><text:span text:style-name="T6">while </text:span><text:span text:style-name="T6">( pos &lt; </text:span><text:span text:style-name="T6">SIZE)</text:span></text:p>
          </draw:text-box>
        </draw:frame>
        <draw:frame draw:style-name="gr3" draw:text-style-name="P6" draw:layer="layout" svg:width="7.2cm" svg:height="0.988cm" svg:x="2cm" svg:y="5.5cm">
          <draw:text-box>
            <text:p><text:span text:style-name="T6">If </text:span><text:span text:style-name="T6">(arr[po</text:span><text:span text:style-name="T6">s] == </text:span><text:span text:style-name="T6">key )</text:span></text:p>
          </draw:text-box>
        </draw:frame>
        <draw:frame draw:style-name="gr14" draw:text-style-name="P6" draw:layer="layout" svg:width="4.2cm" svg:height="1cm" svg:x="2.8cm" svg:y="6.3cm">
          <draw:text-box>
            <text:p><text:span text:style-name="T6">return </text:span><text:span text:style-name="T6">pos</text:span></text:p>
          </draw:text-box>
        </draw:frame>
        <draw:frame draw:style-name="gr3" draw:text-style-name="P6" draw:layer="layout" svg:width="4.2cm" svg:height="0.988cm" svg:x="1.4cm" svg:y="3.9cm">
          <draw:text-box>
            <text:p><text:span text:style-name="T6"><text:s/></text:span><text:span text:style-name="T6">pos = </text:span><text:span text:style-name="T6">0 </text:span></text:p>
          </draw:text-box>
        </draw:frame>
        <draw:g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><text:span text:style-name="T10">5</text:span></text:p>
          </draw:text-box>
        </draw:frame>
        <draw:frame draw:style-name="gr15" draw:text-style-name="P14" draw:layer="layout" svg:width="0.815cm" svg:height="0.831cm" svg:x="17.207cm" svg:y="11.3cm">
          <draw:text-box>
            <text:p><text:span text:style-name="T10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frame draw:style-name="gr14" draw:text-style-name="P6" draw:layer="layout" svg:width="3.9cm" svg:height="1cm" svg:x="2cm" svg:y="7.1cm">
          <draw:text-box>
            <text:p><text:span text:style-name="T6">pos++ </text:span></text:p>
          </draw:text-box>
        </draw:frame>
        <draw:frame draw:style-name="gr14" draw:text-style-name="P6" draw:layer="layout" svg:width="3.9cm" svg:height="1cm" svg:x="1.7cm" svg:y="8cm">
          <draw:text-box>
            <text:p><text:span text:style-name="T6">return -</text:span><text:span text:style-name="T6">1 </text:span></text:p>
          </draw:text-box>
        </draw:frame>
        <draw:g>
          <draw:line draw:style-name="gr19" draw:text-style-name="P17" draw:layer="layout" svg:x1="17.502cm" svg:y1="13.986cm" svg:x2="17.502cm" svg:y2="12.986cm">
            <text:p/>
          </draw:line>
          <draw:g>
            <draw:custom-shape draw:style-name="gr20" draw:text-style-name="P18" draw:layer="layout" svg:width="1.6cm" svg:height="0.8cm" svg:x="16.702cm" svg:y="14.14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16.78cm" svg:y="13.986cm">
              <draw:text-box>
                <text:p><text:span text:style-name="T6">pos</text:span></text:p>
              </draw:text-box>
            </draw:frame>
          </draw:g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xml:id="id68" draw:id="id68" draw:layer="layout" svg:width="7.2cm" svg:height="0.912cm" svg:x="2cm" svg:y="5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3.6cm" svg:height="1.115cm" svg:x="14cm" svg:y="3.8cm">
          <draw:text-box>
            <text:p><text:span text:style-name="T8">arr[SIZ</text:span><text:span text:style-name="T8">E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</text:span><text:span text:style-name="T9">10</text:span></text:p>
            </draw:text-box>
          </draw:frame>
        </draw:g>
        <draw:frame draw:style-name="gr14" draw:text-style-name="P6" draw:layer="layout" svg:width="6.6cm" svg:height="1cm" svg:x="1.6cm" svg:y="4.6cm">
          <draw:text-box>
            <text:p><text:span text:style-name="T6">while </text:span><text:span text:style-name="T6">( pos &lt; </text:span><text:span text:style-name="T6">SIZE)</text:span></text:p>
          </draw:text-box>
        </draw:frame>
        <draw:frame draw:style-name="gr3" draw:text-style-name="P6" draw:layer="layout" svg:width="7.2cm" svg:height="0.988cm" svg:x="2cm" svg:y="5.5cm">
          <draw:text-box>
            <text:p><text:span text:style-name="T6">If </text:span><text:span text:style-name="T6">(arr[po</text:span><text:span text:style-name="T6">s] == </text:span><text:span text:style-name="T6">key )</text:span></text:p>
          </draw:text-box>
        </draw:frame>
        <draw:frame draw:style-name="gr14" draw:text-style-name="P6" draw:layer="layout" svg:width="4.2cm" svg:height="1cm" svg:x="2.8cm" svg:y="6.3cm">
          <draw:text-box>
            <text:p><text:span text:style-name="T6">return </text:span><text:span text:style-name="T6">pos</text:span></text:p>
          </draw:text-box>
        </draw:frame>
        <draw:frame draw:style-name="gr14" draw:text-style-name="P6" draw:layer="layout" svg:width="3.9cm" svg:height="1cm" svg:x="2cm" svg:y="7.1cm">
          <draw:text-box>
            <text:p><text:span text:style-name="T6">pos++ </text:span></text:p>
          </draw:text-box>
        </draw:frame>
        <draw:frame draw:style-name="gr3" draw:text-style-name="P6" draw:layer="layout" svg:width="4.2cm" svg:height="0.988cm" svg:x="1.4cm" svg:y="3.9cm">
          <draw:text-box>
            <text:p><text:span text:style-name="T6"><text:s/></text:span><text:span text:style-name="T6">pos = </text:span><text:span text:style-name="T6">0 </text:span></text:p>
          </draw:text-box>
        </draw:frame>
        <draw:g xml:id="id70" draw:id="id70"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><text:span text:style-name="T10">5</text:span></text:p>
          </draw:text-box>
        </draw:frame>
        <draw:frame draw:style-name="gr15" draw:text-style-name="P14" draw:layer="layout" svg:width="0.815cm" svg:height="0.831cm" svg:x="17.207cm" svg:y="11.3cm">
          <draw:text-box>
            <text:p xml:id="id69" text:id="id69"><text:span text:style-name="T10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frame draw:style-name="gr14" draw:text-style-name="P6" draw:layer="layout" svg:width="3.9cm" svg:height="1cm" svg:x="1.7cm" svg:y="8cm">
          <draw:text-box>
            <text:p><text:span text:style-name="T6">return -</text:span><text:span text:style-name="T6">1 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</text:span><text:span text:style-name="T4">Structu</text:span><text:span text:style-name="T4">re – </text:span><text:span text:style-name="T4">Algorit</text:span><text:span text:style-name="T4">hm </text:span><text:span text:style-name="T5"><text:line-break/></text:span><text:span text:style-name="T5">Lin</text:span><text:span text:style-name="T5">ear</text:span><text:span text:style-name="T5">_se</text:span><text:span text:style-name="T5">arc</text:span><text:span text:style-name="T5">h(a</text:span><text:span text:style-name="T5">rr,k</text:span><text:span text:style-name="T5">ey)</text:span></text:p>
          </draw:text-box>
        </draw:frame>
        <draw:g>
          <draw:line draw:style-name="gr19" draw:text-style-name="P17" draw:layer="layout" svg:x1="17.502cm" svg:y1="13.986cm" svg:x2="17.502cm" svg:y2="12.986cm">
            <text:p/>
          </draw:line>
          <draw:g>
            <draw:custom-shape draw:style-name="gr20" draw:text-style-name="P18" draw:layer="layout" svg:width="1.6cm" svg:height="0.8cm" svg:x="16.702cm" svg:y="14.14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16.78cm" svg:y="13.986cm">
              <draw:text-box>
                <text:p><text:span text:style-name="T6">pos</text:span></text:p>
              </draw:text-box>
            </draw:frame>
          </draw:g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69" anim:sub-item="text" smil:attributeName="color" smil:to="#333399" anim:color-interpolation="rgb" anim:color-interpolation-direction="clockwise"/>
                </anim:par>
              </anim:par>
              <anim:par smil:begin="2s">
                <anim:par smil:begin="0s" smil:fill="hold" presentation:node-type="after-previous" presentation:preset-class="emphasis" presentation:preset-id="ooo-emphasis-flash-bulb">
                  <anim:transitionFilter smil:dur="0.5s" smil:targetElement="id70" smil:keySplines="0,0;0.2,0.5;0.8,0.5;1,0" smil:type="fade" smil:subtype="crossfade" smil:mode="out"/>
                  <anim:animateTransform smil:dur="0.25s" smil:fill="hold" smil:autoReverse="true" smil:targetElement="id70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bold-reveal" presentation:text-only="true">
                  <anim:set smil:dur="indefinite" smil:targetElement="id69" anim:sub-item="text" smil:attributeName="font-weight" smil:to="bol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9.8cm" svg:height="5.1cm" svg:x="1.4cm" svg:y="3.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xml:id="id71" draw:id="id71" draw:layer="layout" svg:width="4cm" svg:height="0.912cm" svg:x="2.7cm" svg:y="6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3.6cm" svg:height="1.115cm" svg:x="14cm" svg:y="3.8cm">
          <draw:text-box>
            <text:p><text:span text:style-name="T8">arr[SIZ</text:span><text:span text:style-name="T8">E] </text:span></text:p>
          </draw:text-box>
        </draw:frame>
        <draw:g>
          <draw:g>
            <draw:custom-shape draw:style-name="gr13" draw:text-style-name="P13" draw:layer="layout" svg:width="1.8cm" svg:height="0.8cm" svg:x="7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3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20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8.4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6.6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4.8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3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11.2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1.8cm" svg:height="0.8cm" svg:x="9.4cm" svg:y="11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4" draw:layer="layout" svg:width="2.184cm" svg:height="1cm" draw:transform="rotate (0.515919326889524) translate (7.107cm 12.777cm)">
            <draw:text-box>
              <text:p><text:span text:style-name="T10">arr[0]</text:span></text:p>
            </draw:text-box>
          </draw:frame>
          <draw:frame draw:style-name="gr14" draw:text-style-name="P14" draw:layer="layout" svg:width="2.184cm" svg:height="1cm" draw:transform="rotate (0.515919326889524) translate (9.1cm 12.777cm)">
            <draw:text-box>
              <text:p><text:span text:style-name="T10">arr[1]</text:span></text:p>
            </draw:text-box>
          </draw:frame>
          <draw:frame draw:style-name="gr14" draw:text-style-name="P14" draw:layer="layout" svg:width="2.184cm" svg:height="1cm" draw:transform="rotate (0.515919326889524) translate (10.8cm 12.777cm)">
            <draw:text-box>
              <text:p><text:span text:style-name="T10">arr[2]</text:span></text:p>
            </draw:text-box>
          </draw:frame>
          <draw:frame draw:style-name="gr14" draw:text-style-name="P14" draw:layer="layout" svg:width="2.184cm" svg:height="1cm" draw:transform="rotate (0.515919326889524) translate (21.607cm 12.777cm)">
            <draw:text-box>
              <text:p><text:span text:style-name="T10">arr[8]</text:span></text:p>
            </draw:text-box>
          </draw:frame>
          <draw:frame draw:style-name="gr14" draw:text-style-name="P14" draw:layer="layout" svg:width="2.184cm" svg:height="1cm" draw:transform="rotate (0.515919326889524) translate (19.807cm 12.777cm)">
            <draw:text-box>
              <text:p><text:span text:style-name="T10">arr[7]</text:span></text:p>
            </draw:text-box>
          </draw:frame>
          <draw:frame draw:style-name="gr14" draw:text-style-name="P14" draw:layer="layout" svg:width="2.184cm" svg:height="1cm" draw:transform="rotate (0.515919326889524) translate (17.907cm 12.777cm)">
            <draw:text-box>
              <text:p><text:span text:style-name="T10">arr[6]</text:span></text:p>
            </draw:text-box>
          </draw:frame>
          <draw:frame draw:style-name="gr14" draw:text-style-name="P14" draw:layer="layout" svg:width="2.184cm" svg:height="1cm" draw:transform="rotate (0.515919326889524) translate (16.2cm 12.83cm)">
            <draw:text-box>
              <text:p><text:span text:style-name="T10">arr[5]</text:span></text:p>
            </draw:text-box>
          </draw:frame>
          <draw:frame draw:style-name="gr14" draw:text-style-name="P14" draw:layer="layout" svg:width="2.184cm" svg:height="1cm" draw:transform="rotate (0.515919326889524) translate (14.307cm 12.777cm)">
            <draw:text-box>
              <text:p><text:span text:style-name="T10">arr[4]</text:span></text:p>
            </draw:text-box>
          </draw:frame>
          <draw:frame draw:style-name="gr14" draw:text-style-name="P14" draw:layer="layout" svg:width="2.184cm" svg:height="1cm" draw:transform="rotate (0.515919326889524) translate (12.507cm 12.777cm)">
            <draw:text-box>
              <text:p><text:span text:style-name="T10">arr[3]</text:span></text:p>
            </draw:text-box>
          </draw:frame>
          <draw:frame draw:style-name="gr14" draw:text-style-name="P14" draw:layer="layout" svg:width="2.184cm" svg:height="1cm" draw:transform="rotate (0.515919326889524) translate (23.407cm 12.777cm)">
            <draw:text-box>
              <text:p><text:span text:style-name="T10">arr[9]</text:span></text:p>
            </draw:text-box>
          </draw:frame>
        </draw:g>
        <draw:g>
          <draw:custom-shape draw:style-name="gr10" draw:text-style-name="P10" draw:layer="layout" svg:width="3.2cm" svg:height="1cm" svg:x="19.8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3.043cm" svg:height="0.831cm" svg:x="19.857cm" svg:y="3.869cm">
            <draw:text-box>
              <text:p><text:span text:style-name="T9">SIZE = </text:span><text:span text:style-name="T9">10</text:span></text:p>
            </draw:text-box>
          </draw:frame>
        </draw:g>
        <draw:frame draw:style-name="gr14" draw:text-style-name="P6" draw:layer="layout" svg:width="6.6cm" svg:height="1cm" svg:x="1.6cm" svg:y="4.6cm">
          <draw:text-box>
            <text:p><text:span text:style-name="T6">while </text:span><text:span text:style-name="T6">( pos &lt; </text:span><text:span text:style-name="T6">SIZE)</text:span></text:p>
          </draw:text-box>
        </draw:frame>
        <draw:frame draw:style-name="gr3" draw:text-style-name="P6" draw:layer="layout" svg:width="7.2cm" svg:height="0.988cm" svg:x="2cm" svg:y="5.5cm">
          <draw:text-box>
            <text:p><text:span text:style-name="T6">If </text:span><text:span text:style-name="T6">(arr[po</text:span><text:span text:style-name="T6">s] == </text:span><text:span text:style-name="T6">key )</text:span></text:p>
          </draw:text-box>
        </draw:frame>
        <draw:frame draw:style-name="gr14" draw:text-style-name="P6" draw:layer="layout" svg:width="4.2cm" svg:height="1cm" svg:x="2.8cm" svg:y="6.3cm">
          <draw:text-box>
            <text:p><text:span text:style-name="T6">return </text:span><text:span text:style-name="T6">pos</text:span></text:p>
          </draw:text-box>
        </draw:frame>
        <draw:frame draw:style-name="gr14" draw:text-style-name="P6" draw:layer="layout" svg:width="3.9cm" svg:height="1cm" svg:x="2cm" svg:y="7.1cm">
          <draw:text-box>
            <text:p><text:span text:style-name="T6">pos++ </text:span></text:p>
          </draw:text-box>
        </draw:frame>
        <draw:frame draw:style-name="gr3" draw:text-style-name="P6" draw:layer="layout" svg:width="4.2cm" svg:height="0.988cm" svg:x="1.4cm" svg:y="3.9cm">
          <draw:text-box>
            <text:p><text:span text:style-name="T6"><text:s/></text:span><text:span text:style-name="T6">pos = </text:span><text:span text:style-name="T6">0 </text:span></text:p>
          </draw:text-box>
        </draw:frame>
        <draw:g>
          <draw:custom-shape draw:style-name="gr12" draw:text-style-name="P12" draw:layer="layout" svg:width="2.243cm" svg:height="1cm" svg:x="17.554cm" svg:y="6.0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2.447cm" svg:height="0.831cm" svg:x="17.454cm" svg:y="6.101cm">
            <draw:text-box>
              <text:p><text:span text:style-name="T9">key = 6</text:span></text:p>
            </draw:text-box>
          </draw:frame>
        </draw:g>
        <draw:frame draw:style-name="gr15" draw:text-style-name="P14" draw:layer="layout" svg:width="0.815cm" svg:height="0.831cm" svg:x="10.007cm" svg:y="11.331cm">
          <draw:text-box>
            <text:p><text:span text:style-name="T10">3</text:span></text:p>
          </draw:text-box>
        </draw:frame>
        <draw:frame draw:style-name="gr15" draw:text-style-name="P14" draw:layer="layout" svg:width="0.815cm" svg:height="0.831cm" svg:x="8.207cm" svg:y="11.331cm">
          <draw:text-box>
            <text:p><text:span text:style-name="T10">2</text:span></text:p>
          </draw:text-box>
        </draw:frame>
        <draw:frame draw:style-name="gr16" draw:text-style-name="P14" draw:layer="layout" svg:width="1.129cm" svg:height="0.831cm" svg:x="11.622cm" svg:y="11.3cm">
          <draw:text-box>
            <text:p><text:span text:style-name="T10">10</text:span></text:p>
          </draw:text-box>
        </draw:frame>
        <draw:frame draw:style-name="gr16" draw:text-style-name="P14" draw:layer="layout" svg:width="1.129cm" svg:height="0.831cm" svg:x="20.622cm" svg:y="11.3cm">
          <draw:text-box>
            <text:p><text:span text:style-name="T10">12</text:span></text:p>
          </draw:text-box>
        </draw:frame>
        <draw:frame draw:style-name="gr16" draw:text-style-name="P14" draw:layer="layout" svg:width="1.129cm" svg:height="0.831cm" svg:x="22.293cm" svg:y="11.3cm">
          <draw:text-box>
            <text:p><text:span text:style-name="T10">34</text:span></text:p>
          </draw:text-box>
        </draw:frame>
        <draw:frame draw:style-name="gr16" draw:text-style-name="P14" draw:layer="layout" svg:width="1.129cm" svg:height="0.831cm" svg:x="13.407cm" svg:y="11.3cm">
          <draw:text-box>
            <text:p><text:span text:style-name="T10">22</text:span></text:p>
          </draw:text-box>
        </draw:frame>
        <draw:frame draw:style-name="gr11" draw:text-style-name="P14" draw:layer="layout" svg:width="0.815cm" svg:height="0.831cm" svg:x="15.407cm" svg:y="11.3cm">
          <draw:text-box>
            <text:p><text:span text:style-name="T10">5</text:span></text:p>
          </draw:text-box>
        </draw:frame>
        <draw:frame draw:style-name="gr26" draw:text-style-name="P19" draw:layer="layout" svg:width="0.845cm" svg:height="0.831cm" svg:x="17.207cm" svg:y="11.3cm">
          <draw:text-box>
            <text:p><text:span text:style-name="T11">6</text:span></text:p>
          </draw:text-box>
        </draw:frame>
        <draw:frame draw:style-name="gr15" draw:text-style-name="P14" draw:layer="layout" svg:width="0.815cm" svg:height="0.831cm" svg:x="18.907cm" svg:y="11.3cm">
          <draw:text-box>
            <text:p><text:span text:style-name="T10">9</text:span></text:p>
          </draw:text-box>
        </draw:frame>
        <draw:frame draw:style-name="gr16" draw:text-style-name="P14" draw:layer="layout" svg:width="1.129cm" svg:height="0.831cm" svg:x="24.222cm" svg:y="11.3cm">
          <draw:text-box>
            <text:p><text:span text:style-name="T10">88</text:span></text:p>
          </draw:text-box>
        </draw:frame>
        <draw:frame draw:style-name="gr14" draw:text-style-name="P6" draw:layer="layout" svg:width="3.9cm" svg:height="1cm" svg:x="1.7cm" svg:y="8cm">
          <draw:text-box>
            <text:p><text:span text:style-name="T6">return -</text:span><text:span text:style-name="T6">1 </text:span></text:p>
          </draw:text-box>
        </draw:frame>
        <draw:g xml:id="id72" draw:id="id72">
          <draw:line draw:style-name="gr19" draw:text-style-name="P17" draw:layer="layout" svg:x1="17.502cm" svg:y1="13.986cm" svg:x2="17.502cm" svg:y2="12.986cm">
            <text:p/>
          </draw:line>
          <draw:g>
            <draw:custom-shape draw:style-name="gr20" draw:text-style-name="P18" draw:layer="layout" svg:width="1.6cm" svg:height="0.8cm" svg:x="16.702cm" svg:y="14.14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draw:layer="layout" svg:width="1.624cm" svg:height="0.988cm" svg:x="16.78cm" svg:y="13.986cm">
              <draw:text-box>
                <text:p><text:span text:style-name="T6">pos</text:span></text:p>
              </draw:text-box>
            </draw:frame>
          </draw:g>
        </draw:g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</text:span><text:span text:style-name="T4">Structu</text:span><text:span text:style-name="T4">re – </text:span><text:span text:style-name="T4">Algorit</text:span><text:span text:style-name="T4">hm </text:span><text:span text:style-name="T5"><text:line-break/></text:span><text:span text:style-name="T5">Lin</text:span><text:span text:style-name="T5">ear</text:span><text:span text:style-name="T5">_se</text:span><text:span text:style-name="T5">arc</text:span><text:span text:style-name="T5">h(a</text:span><text:span text:style-name="T5">rr,k</text:span><text:span text:style-name="T5">ey)</text:span></text:p>
          </draw:text-box>
        </draw:frame>
        <draw:g xml:id="id73" draw:id="id73">
          <draw:custom-shape draw:style-name="gr27" draw:text-style-name="P18" draw:layer="layout" svg:width="3.292cm" svg:height="1.207cm" svg:x="13cm" svg:y="8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20" draw:layer="layout" svg:width="3.341cm" svg:height="0.988cm" svg:x="13.1cm" svg:y="8.319cm">
            <draw:text-box>
              <text:p><text:span text:style-name="T12">pos = <text:s/></text:span><text:span text:style-name="T12">5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Code - Linear Search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1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1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1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1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D8F94BFADB08DA73.png" xlink:type="simple" xlink:show="embed" xlink:actuate="onLoad" loext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55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28D1801F1A1B74AA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5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5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8T20:36:48.701561082</meta:creation-date>
    <meta:editing-duration>P4DT10H52M1S</meta:editing-duration>
    <meta:editing-cycles>159</meta:editing-cycles>
    <meta:generator>LibreOffice/6.4.2.2$Linux_X86_64 LibreOffice_project/40$Build-2</meta:generator>
    <dc:title>Bright Blue</dc:title>
    <dc:date>2020-06-19T01:28:38.591803725</dc:date>
    <meta:document-statistic meta:object-count="1271"/>
    <meta:template xlink:type="simple" xlink:actuate="onRequest" xlink:title="Bright Blue" xlink:href="../../Time%20Complexity/R05_Flowchart.odp" meta:date="2020-04-08T20:36:48.497255069"/>
  </office:meta>
</office:document-meta>
</file>